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9000001543EC7350DB2FF6878.png" manifest:media-type="image/png"/>
  <manifest:file-entry manifest:full-path="Pictures/1000000000000355000001FBBA980F1BD2888942.png" manifest:media-type="image/png"/>
  <manifest:file-entry manifest:full-path="Pictures/100000000000022A000000B3376FD506B3BCAD72.png" manifest:media-type="image/png"/>
  <manifest:file-entry manifest:full-path="Pictures/10000000000001AC00000145B46D3C60600AD9EF.png" manifest:media-type="image/png"/>
  <manifest:file-entry manifest:full-path="Pictures/100000000000019C0000020717E24D2B9513ACC4.png" manifest:media-type="image/png"/>
  <manifest:file-entry manifest:full-path="Pictures/10000201000005B8000003FB4A1068764AA1FFE8.png" manifest:media-type="image/png"/>
  <manifest:file-entry manifest:full-path="Pictures/10000000000004480000022EF9DC4F749D041F7F.png" manifest:media-type="image/png"/>
  <manifest:file-entry manifest:full-path="Pictures/10000000000001250000029B765136786D0E0EFF.png" manifest:media-type="image/png"/>
  <manifest:file-entry manifest:full-path="Pictures/10000000000001E2000002D035F62381AD1FA74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inherit" svg:font-family="inherit" style:font-family-generic="roman"/>
    <style:font-face style:name="Droid Sans Mono" svg:font-family="'Droid Sans Mono'"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text-properties fo:font-size="10pt" style:font-size-asian="10pt" style:font-size-complex="10pt"/>
    </style:style>
    <style:style style:name="P2" style:family="paragraph" style:parent-style-name="Standard">
      <style:paragraph-properties fo:break-before="page"/>
      <style:text-properties fo:font-size="16pt" style:text-underline-style="solid" style:text-underline-width="auto" style:text-underline-color="font-color" fo:font-weight="bold" officeooo:rsid="001561d9" officeooo:paragraph-rsid="001561d9" style:font-size-asian="16pt" style:font-weight-asian="bold" style:font-size-complex="16pt" style:font-weight-complex="bold"/>
    </style:style>
    <style:style style:name="P3"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paragraph-properties fo:text-align="center" style:justify-single-word="false"/>
      <style:text-properties style:text-underline-style="solid" style:text-underline-width="auto" style:text-underline-color="font-color" style:text-underline-mode="continuous" style:text-overline-mode="continuous" style:text-line-through-mode="continuous"/>
    </style:style>
    <style:style style:name="P5"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6" style:family="paragraph" style:parent-style-name="Standard">
      <style:text-properties fo:font-size="8pt" style:text-underline-style="solid" style:text-underline-width="auto" style:text-underline-color="font-color" style:text-underline-mode="continuous" style:text-overline-mode="continuous" style:text-line-through-mode="continuous" style:font-size-asian="8pt" style:font-size-complex="8pt"/>
    </style:style>
    <style:style style:name="P7" style:family="paragraph" style:parent-style-name="Standard">
      <style:paragraph-properties style:line-height-at-least="0.503cm"/>
      <style:text-properties fo:color="#000000" style:font-name="Droid Sans Mono" fo:font-size="10.5pt" style:font-size-asian="10.5pt"/>
    </style:style>
    <style:style style:name="P8" style:family="paragraph" style:parent-style-name="Standard">
      <style:text-properties fo:color="#000000" style:font-name="Liberation Mono" fo:font-size="10pt" fo:font-weight="bold" style:font-size-asian="10pt" style:font-weight-asian="bold" style:font-size-complex="10pt" style:font-weight-complex="bold"/>
    </style:style>
    <style:style style:name="P9" style:family="paragraph" style:parent-style-name="Standard">
      <style:paragraph-properties style:line-height-at-least="0.503cm"/>
    </style:style>
    <style:style style:name="P10" style:family="paragraph" style:parent-style-name="Standard">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11" style:family="paragraph" style:parent-style-name="Standard">
      <style:text-properties fo:font-size="10pt" fo:font-weight="bold" style:font-size-asian="10pt" style:font-weight-asian="bold" style:font-size-complex="10pt"/>
    </style:style>
    <style:style style:name="P12" style:family="paragraph" style:parent-style-name="Standard">
      <style:text-properties fo:font-size="10pt" fo:font-weight="bold" style:font-size-asian="10pt" style:font-weight-asian="bold" style:font-size-complex="10pt" style:font-weight-complex="bold"/>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weight="bold" style:font-weight-asian="bold"/>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font-weight="bold" officeooo:rsid="001325ba" officeooo:paragraph-rsid="001325ba" style:font-weight-asian="bold" style:font-weight-complex="bold"/>
    </style:style>
    <style:style style:name="P17" style:family="paragraph" style:parent-style-name="Standard">
      <style:text-properties fo:font-weight="bold" officeooo:rsid="0013c40f" officeooo:paragraph-rsid="0013c40f" style:font-weight-asian="bold" style:font-weight-complex="bold"/>
    </style:style>
    <style:style style:name="P18" style:family="paragraph" style:parent-style-name="Standard">
      <style:text-properties fo:font-weight="bold" officeooo:rsid="0014824c" officeooo:paragraph-rsid="0014824c" style:font-weight-asian="bold" style:font-weight-complex="bold"/>
    </style:style>
    <style:style style:name="P19" style:family="paragraph" style:parent-style-name="Standard">
      <style:text-properties fo:font-weight="bold" officeooo:rsid="001561d9" officeooo:paragraph-rsid="001561d9" style:font-weight-asian="bold" style:font-weight-complex="bold"/>
    </style:style>
    <style:style style:name="P20" style:family="paragraph" style:parent-style-name="Standard">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P21" style:family="paragraph" style:parent-style-name="Standard">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22" style:family="paragraph" style:parent-style-name="Standard">
      <style:paragraph-properties fo:text-align="center"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23" style:family="paragraph" style:parent-style-name="Standard">
      <style:text-properties fo:font-size="16pt" style:text-underline-style="solid" style:text-underline-width="auto" style:text-underline-color="font-color" fo:font-weight="bold" officeooo:rsid="001561d9" officeooo:paragraph-rsid="001561d9" style:font-size-asian="16pt" style:font-weight-asian="bold" style:font-size-complex="16pt" style:font-weight-complex="bold"/>
    </style:style>
    <style:style style:name="P24" style:family="paragraph" style:parent-style-name="Standard">
      <style:text-properties fo:font-weight="normal" officeooo:rsid="001325ba" officeooo:paragraph-rsid="001325ba" style:font-weight-asian="normal" style:font-weight-complex="normal"/>
    </style:style>
    <style:style style:name="P25" style:family="paragraph" style:parent-style-name="Standard">
      <style:text-properties fo:font-weight="normal" officeooo:rsid="0013c40f" officeooo:paragraph-rsid="0013c40f" style:font-weight-asian="normal" style:font-weight-complex="normal"/>
    </style:style>
    <style:style style:name="P26" style:family="paragraph" style:parent-style-name="Standard">
      <style:text-properties fo:font-weight="normal" officeooo:rsid="0014824c" officeooo:paragraph-rsid="0014824c" style:font-weight-asian="normal" style:font-weight-complex="normal"/>
    </style:style>
    <style:style style:name="P27" style:family="paragraph" style:parent-style-name="Standard">
      <style:text-properties style:font-weight-complex="bold"/>
    </style:style>
    <style:style style:name="P28" style:family="paragraph" style:parent-style-name="Standard">
      <style:text-properties officeooo:rsid="0013c40f" officeooo:paragraph-rsid="0013c40f" style:font-weight-complex="bold"/>
    </style:style>
    <style:style style:name="P29" style:family="paragraph" style:parent-style-name="Standard">
      <style:text-properties officeooo:rsid="00162ace" officeooo:paragraph-rsid="00162ace" style:font-weight-complex="bold"/>
    </style:style>
    <style:style style:name="P30" style:family="paragraph" style:parent-style-name="Standard">
      <style:text-properties fo:font-size="12pt" style:text-underline-style="none" fo:font-weight="normal" officeooo:rsid="001708c4" officeooo:paragraph-rsid="001708c4" style:font-size-asian="10.5pt" style:font-weight-asian="normal" style:font-size-complex="12pt" style:font-weight-complex="normal"/>
    </style:style>
    <style:style style:name="P31" style:family="paragraph" style:parent-style-name="Preformatted_20_Text">
      <style:text-properties style:text-underline-style="solid" style:text-underline-width="auto" style:text-underline-color="font-color" style:text-underline-mode="continuous" style:text-overline-mode="continuous" style:text-line-through-mode="continuous"/>
    </style:style>
    <style:style style:name="P32" style:family="paragraph" style:parent-style-name="Preformatted_20_Text">
      <style:text-properties fo:font-size="8pt" style:text-underline-style="solid" style:text-underline-width="auto" style:text-underline-color="font-color" style:text-underline-mode="continuous" style:text-overline-mode="continuous" style:text-line-through-mode="continuous" style:font-size-asian="8pt" style:font-size-complex="8pt"/>
    </style:style>
    <style:style style:name="P33" style:family="paragraph" style:parent-style-name="Preformatted_20_Text">
      <style:text-properties fo:font-weight="bold" style:font-weight-asian="bold" style:font-weight-complex="bold"/>
    </style:style>
    <style:style style:name="P34" style:family="paragraph" style:parent-style-name="Preformatted_20_Text">
      <style:text-properties fo:color="#000000" fo:font-weight="bold" style:font-weight-asian="bold"/>
    </style:style>
    <style:style style:name="P35" style:family="paragraph" style:parent-style-name="Preformatted_20_Text">
      <style:text-properties fo:color="#000000" fo:font-weight="bold" style:font-weight-asian="bold" style:font-weight-complex="bold"/>
    </style:style>
    <style:style style:name="P36" style:family="paragraph" style:parent-style-name="Preformatted_20_Text">
      <style:text-properties fo:color="#000000" style:text-underline-style="solid" style:text-underline-width="auto" style:text-underline-color="font-color" fo:font-weight="bold" style:text-underline-mode="continuous" style:text-overline-mode="continuous" style:text-line-through-mode="continuous" style:font-weight-asian="bold"/>
    </style:style>
    <style:style style:name="P37" style:family="paragraph" style:parent-style-name="Preformatted_20_Text">
      <style:paragraph-properties fo:margin-top="0cm" fo:margin-bottom="0.499cm" loext:contextual-spacing="false"/>
    </style:style>
    <style:style style:name="P38" style:family="paragraph" style:parent-style-name="Normal">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inherit" style:letter-kerning="false" style:font-name-asian="Times New Roman" style:language-asian="es" style:country-asian="AR" style:font-name-complex="Courier New" style:language-complex="ar" style:country-complex="SA" fo:hyphenate="true" loext:hyphenation-no-caps="false"/>
    </style:style>
    <style:style style:name="P39" style:family="paragraph" style:parent-style-name="Normal">
      <style:text-properties fo:font-size="10pt" style:font-size-asian="10pt" style:font-size-complex="10pt"/>
    </style:style>
    <style:style style:name="P40" style:family="paragraph" style:parent-style-name="Normal">
      <style:paragraph-properties fo:text-align="center" style:justify-single-word="false"/>
      <style:text-properties fo:font-size="10pt" style:font-size-asian="10pt" style:font-size-complex="10pt"/>
    </style:style>
    <style:style style:name="P41" style:family="paragraph" style:parent-style-name="Normal">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42" style:family="paragraph" style:parent-style-name="Normal">
      <style:text-properties fo:font-size="10pt" fo:font-weight="bold" style:font-size-asian="10pt" style:font-weight-asian="bold" style:font-size-complex="10pt" style:font-weight-complex="bold"/>
    </style:style>
    <style:style style:name="P43" style:family="paragraph" style:parent-style-name="Normal">
      <style:paragraph-properties fo:text-align="center" style:justify-single-word="false"/>
    </style:style>
    <style:style style:name="P44" style:family="paragraph" style:parent-style-name="Normal">
      <style:text-properties style:text-underline-style="solid" style:text-underline-width="auto" style:text-underline-color="font-color" style:text-underline-mode="continuous" style:text-overline-mode="continuous" style:text-line-through-mode="continuous"/>
    </style:style>
    <style:style style:name="P45" style:family="paragraph" style:parent-style-name="Normal">
      <style:text-properties style:text-underline-style="solid" style:text-underline-width="auto" style:text-underline-color="font-color" style:text-underline-mode="continuous" style:text-overline-mode="continuous" style:text-line-through-mode="continuous" style:language-asian="es" style:country-asian="AR"/>
    </style:style>
    <style:style style:name="P46" style:family="paragraph" style:parent-style-name="Normal">
      <style:paragraph-properties>
        <style:tab-stops>
          <style:tab-stop style:position="10.183cm"/>
        </style:tab-stops>
      </style:paragraph-properties>
      <style:text-properties style:text-underline-style="solid" style:text-underline-width="auto" style:text-underline-color="font-color" style:text-underline-mode="continuous" style:text-overline-mode="continuous" style:text-line-through-mode="continuous" style:language-asian="es" style:country-asian="AR"/>
    </style:style>
    <style:style style:name="P47" style:family="paragraph" style:parent-style-name="Normal">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48" style:family="paragraph" style:parent-style-name="Normal">
      <loext:graphic-properties draw:fill="solid" draw:fill-color="#000000" draw:opacity="100%"/>
      <style:paragraph-properties style:line-height-at-least="0.503cm" fo:background-color="#000000"/>
    </style:style>
    <style:style style:name="P49" style:family="paragraph" style:parent-style-name="Normal">
      <loext:graphic-properties draw:fill="solid" draw:fill-color="#000000" draw:opacity="100%"/>
      <style:paragraph-properties style:line-height-at-least="0.503cm" fo:background-color="#000000"/>
      <style:text-properties fo:color="#ffffff" style:font-name="Consolas" fo:font-size="10.5pt" style:font-name-asian="Times New Roman" style:font-size-asian="10.5pt" style:language-asian="es" style:country-asian="AR" style:font-name-complex="Times New Roman" style:font-size-complex="10.5pt"/>
    </style:style>
    <style:style style:name="P50" style:family="paragraph" style:parent-style-name="Párrafo_20_de_20_lista">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51" style:family="paragraph" style:parent-style-name="Normal">
      <style:paragraph-properties fo:margin-left="0.635cm" fo:margin-right="0cm" fo:text-indent="0cm" style:auto-text-indent="false">
        <style:tab-stops/>
      </style:paragraph-properties>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52" style:family="paragraph" style:parent-style-name="Normal">
      <style:paragraph-properties fo:margin-left="0.635cm" fo:margin-right="0cm" fo:text-indent="0cm" style:auto-text-indent="false">
        <style:tab-stops/>
      </style:paragraph-properties>
      <style:text-properties fo:font-size="10pt" style:font-size-asian="10pt" style:font-size-complex="10pt"/>
    </style:style>
    <style:style style:name="P53" style:family="paragraph" style:parent-style-name="Normal">
      <style:paragraph-properties fo:margin-left="0.635cm" fo:margin-right="0cm" fo:text-align="center" style:justify-single-word="false" fo:text-indent="0cm" style:auto-text-indent="false">
        <style:tab-stops/>
      </style:paragraph-properties>
    </style:style>
    <style:style style:name="P54" style:family="paragraph" style:parent-style-name="Normal">
      <style:paragraph-properties fo:margin-left="0.635cm" fo:margin-right="0cm" fo:text-indent="0cm" style:auto-text-indent="false">
        <style:tab-stops/>
      </style:paragraph-properties>
    </style:style>
    <style:style style:name="P55" style:family="paragraph" style:parent-style-name="Normal">
      <style:paragraph-properties fo:margin-left="0.635cm" fo:margin-right="0cm" fo:text-indent="0cm" style:auto-text-indent="false">
        <style:tab-stops/>
      </style:paragraph-properties>
      <style:text-properties style:language-asian="es" style:country-asian="AR"/>
    </style:style>
    <style:style style:name="P56" style:family="paragraph" style:parent-style-name="Párrafo_20_de_20_lista" style:list-style-name="L2"/>
    <style:style style:name="P57" style:family="paragraph" style:parent-style-name="Párrafo_20_de_20_lista" style:list-style-name="L3"/>
    <style:style style:name="P58" style:family="paragraph" style:parent-style-name="Párrafo_20_de_20_lista" style:list-style-name="L4"/>
    <style:style style:name="P59" style:family="paragraph" style:parent-style-name="Párrafo_20_de_20_lista" style:list-style-name="L4">
      <style:text-properties fo:font-size="10pt" style:font-size-asian="10pt" style:font-size-complex="10pt"/>
    </style:style>
    <style:style style:name="P60" style:family="paragraph" style:parent-style-name="Párrafo_20_de_20_lista" style:list-style-name="L5"/>
    <style:style style:name="P61" style:family="paragraph" style:parent-style-name="Párrafo_20_de_20_lista" style:list-style-name="L5">
      <style:text-properties style:language-asian="es" style:country-asian="AR"/>
    </style:style>
    <style:style style:name="P62" style:family="paragraph" style:parent-style-name="Párrafo_20_de_20_lista" style:list-style-name="L6">
      <style:paragraph-properties>
        <style:tab-stops>
          <style:tab-stop style:position="8.913cm"/>
        </style:tab-stops>
      </style:paragraph-properties>
      <style:text-properties style:language-asian="es" style:country-asian="AR"/>
    </style:style>
    <style:style style:name="P63" style:family="paragraph" style:parent-style-name="Standard" style:master-page-name="MP0">
      <style:paragraph-properties style:page-number="auto" fo:break-before="page"/>
      <style:text-properties style:text-underline-style="solid" style:text-underline-width="auto" style:text-underline-color="font-color" style:text-underline-mode="continuous" style:text-overline-mode="continuous" style:text-line-through-mode="continuous"/>
    </style:style>
    <style:style style:name="P64" style:family="paragraph" style:parent-style-name="Standard" style:list-style-name="L1"/>
    <style:style style:name="P65" style:family="paragraph" style:parent-style-name="Standard">
      <style:text-properties fo:font-weight="bold" officeooo:rsid="0013c40f" officeooo:paragraph-rsid="0013c40f" style:font-weight-asian="bold" style:font-weight-complex="bold"/>
    </style:style>
    <style:style style:name="P66" style:family="paragraph" style:parent-style-name="Standard">
      <style:paragraph-properties fo:text-align="center" style:justify-single-word="false"/>
      <style:text-properties style:text-underline-style="solid" style:text-underline-width="auto" style:text-underline-color="font-color" style:text-underline-mode="continuous" style:text-overline-mode="continuous" style:text-line-through-mode="continuous"/>
    </style:style>
    <style:style style:name="P67" style:family="paragraph" style:parent-style-name="Standard">
      <style:paragraph-properties fo:text-align="center" style:justify-single-word="false"/>
      <style:text-properties style:text-underline-style="solid" style:text-underline-width="auto" style:text-underline-color="font-color" officeooo:rsid="001804d7" officeooo:paragraph-rsid="001804d7" style:text-underline-mode="continuous" style:text-overline-mode="continuous" style:text-line-through-mode="continuous"/>
    </style:style>
    <style:style style:name="P68" style:family="paragraph" style:parent-style-name="Standard">
      <style:paragraph-properties fo:text-align="start" style:justify-single-word="false"/>
      <style:text-properties style:text-underline-style="solid" style:text-underline-width="auto" style:text-underline-color="font-color" officeooo:rsid="001804d7" officeooo:paragraph-rsid="001804d7" style:text-underline-mode="continuous" style:text-overline-mode="continuous" style:text-line-through-mode="continuous"/>
    </style:style>
    <style:style style:name="P69" style:family="paragraph" style:parent-style-name="Standard">
      <style:paragraph-properties fo:text-align="start" style:justify-single-word="false"/>
      <style:text-properties style:text-underline-style="none" officeooo:rsid="001804d7" officeooo:paragraph-rsid="001804d7" style:text-underline-mode="continuous" style:text-overline-mode="continuous" style:text-line-through-mode="continuous"/>
    </style:style>
    <style:style style:name="P70" style:family="paragraph" style:parent-style-name="Standard">
      <style:paragraph-properties fo:text-align="start" style:justify-single-word="false"/>
      <style:text-properties style:text-underline-style="none" officeooo:rsid="0018c6be" officeooo:paragraph-rsid="0018c6be" style:text-underline-mode="continuous" style:text-overline-mode="continuous" style:text-line-through-mode="continuous"/>
    </style:style>
    <style:style style:name="P71" style:family="paragraph" style:parent-style-name="Standard">
      <style:paragraph-properties fo:text-align="start" style:justify-single-word="false"/>
      <style:text-properties style:text-underline-style="none" fo:font-weight="bold" officeooo:rsid="0019b42f" officeooo:paragraph-rsid="0019b42f" style:text-underline-mode="continuous" style:text-overline-mode="continuous" style:text-line-through-mode="continuous" style:font-weight-asian="bold" style:font-weight-complex="bold"/>
    </style:style>
    <style:style style:name="P72" style:family="paragraph" style:parent-style-name="Standard">
      <style:paragraph-properties fo:text-align="start" style:justify-single-word="false"/>
      <style:text-properties style:text-underline-style="none" fo:font-weight="bold" officeooo:rsid="001ac255" officeooo:paragraph-rsid="001ac255" style:text-underline-mode="continuous" style:text-overline-mode="continuous" style:text-line-through-mode="continuous" style:font-weight-asian="bold" style:font-weight-complex="bold"/>
    </style:style>
    <style:style style:name="P73" style:family="paragraph" style:parent-style-name="Standard">
      <style:paragraph-properties fo:text-align="start" style:justify-single-word="false"/>
      <style:text-properties style:text-underline-style="none" fo:font-weight="bold" officeooo:rsid="001c1518" officeooo:paragraph-rsid="001ac255" style:text-underline-mode="continuous" style:text-overline-mode="continuous" style:text-line-through-mode="continuous" style:font-weight-asian="bold" style:font-weight-complex="bold"/>
    </style:style>
    <style:style style:name="P74" style:family="paragraph" style:parent-style-name="Standard">
      <style:paragraph-properties fo:text-align="start" style:justify-single-word="false"/>
      <style:text-properties style:text-underline-style="none" fo:font-weight="bold" officeooo:rsid="001c1518" officeooo:paragraph-rsid="001c1518" style:text-underline-mode="continuous" style:text-overline-mode="continuous" style:text-line-through-mode="continuous" style:font-weight-asian="bold" style:font-weight-complex="bold"/>
    </style:style>
    <style:style style:name="P75" style:family="paragraph" style:parent-style-name="Standard">
      <style:paragraph-properties fo:text-align="start" style:justify-single-word="false"/>
      <style:text-properties style:text-underline-style="none" fo:font-weight="bold" officeooo:rsid="001de39a" officeooo:paragraph-rsid="001de39a" style:text-underline-mode="continuous" style:text-overline-mode="continuous" style:text-line-through-mode="continuous" style:font-weight-asian="bold" style:font-weight-complex="bold"/>
    </style:style>
    <style:style style:name="P76" style:family="paragraph" style:parent-style-name="Standard">
      <style:paragraph-properties fo:text-align="start" style:justify-single-word="false"/>
      <style:text-properties style:text-underline-style="none" fo:font-weight="bold" officeooo:rsid="001f4d97" officeooo:paragraph-rsid="001f4d97" style:text-underline-mode="continuous" style:text-overline-mode="continuous" style:text-line-through-mode="continuous" style:font-weight-asian="bold" style:font-weight-complex="bold"/>
    </style:style>
    <style:style style:name="P77" style:family="paragraph" style:parent-style-name="Standard">
      <style:paragraph-properties fo:text-align="start" style:justify-single-word="false"/>
      <style:text-properties style:text-underline-style="none" fo:font-weight="bold" officeooo:rsid="002096ca" officeooo:paragraph-rsid="002096ca" style:text-underline-mode="continuous" style:text-overline-mode="continuous" style:text-line-through-mode="continuous" style:font-weight-asian="bold" style:font-weight-complex="bold"/>
    </style:style>
    <style:style style:name="P78" style:family="paragraph" style:parent-style-name="Standard">
      <style:paragraph-properties fo:text-align="start" style:justify-single-word="false"/>
      <style:text-properties style:text-underline-style="none" fo:font-weight="normal" officeooo:rsid="001f4d97" officeooo:paragraph-rsid="001f4d97" style:text-underline-mode="continuous" style:text-overline-mode="continuous" style:text-line-through-mode="continuous" style:font-weight-asian="normal" style:font-weight-complex="normal"/>
    </style:style>
    <style:style style:name="P79" style:family="paragraph" style:parent-style-name="Standard">
      <style:paragraph-properties fo:text-align="start" style:justify-single-word="false"/>
      <style:text-properties style:text-underline-style="none" fo:font-weight="normal" officeooo:rsid="0021cf06" officeooo:paragraph-rsid="0021cf06" style:text-underline-mode="continuous" style:text-overline-mode="continuous" style:text-line-through-mode="continuous" style:font-weight-asian="normal" style:font-weight-complex="normal"/>
    </style:style>
    <style:style style:name="P80" style:family="paragraph" style:parent-style-name="Standard">
      <style:paragraph-properties fo:text-align="center" style:justify-single-word="false"/>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1cf06" style:font-weight-asian="bold" style:font-weight-complex="bold"/>
    </style:style>
    <style:style style:name="T4" style:family="text">
      <style:text-properties fo:font-weight="bold" style:language-asian="es" style:country-asian="AR" style:font-weight-asian="bold"/>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style:font-name="Droid Sans Mono" fo:font-size="10.5pt" fo:font-weight="bold" style:font-size-asian="10.5pt" style:font-weight-asian="bold" style:font-weight-complex="bold"/>
    </style:style>
    <style:style style:name="T8" style:family="text">
      <style:text-properties fo:color="#000000" style:font-name="Droid Sans Mono" fo:font-size="10.5pt" style:font-size-asian="10.5pt"/>
    </style:style>
    <style:style style:name="T9" style:family="text">
      <style:text-properties fo:font-size="10pt" style:font-size-asian="10pt" style:font-size-complex="10pt"/>
    </style:style>
    <style:style style:name="T10" style:family="text">
      <style:text-properties fo:font-size="10pt" style:font-size-asian="10pt" style:language-asian="es" style:country-asian="AR" style:font-size-complex="10pt" style:language-complex="ar" style:country-complex="SA"/>
    </style:style>
    <style:style style:name="T11" style:family="text">
      <style:text-properties fo:font-size="10pt" fo:font-weight="bold" style:font-size-asian="10pt" style:font-weight-asian="bold"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14" style:family="text">
      <style:text-properties style:font-weight-complex="bold"/>
    </style:style>
    <style:style style:name="T15" style:family="text">
      <style:text-properties fo:font-size="20pt" fo:language="es" fo:country="ES" style:text-underline-style="solid" style:text-underline-width="auto" style:text-underline-color="font-color" style:text-underline-mode="continuous" style:text-overline-mode="continuous" style:text-line-through-mode="continuous" style:font-size-asian="20pt" style:font-size-complex="20pt"/>
    </style:style>
    <style:style style:name="T16" style:family="text">
      <style:text-properties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T17" style:family="text">
      <style:text-properties style:language-asian="es" style:country-asian="AR"/>
    </style:style>
    <style:style style:name="T18" style:family="text">
      <style:text-properties style:language-asian="es" style:country-asian="AR" style:language-complex="ar" style:country-complex="SA"/>
    </style:style>
    <style:style style:name="T19" style:family="text">
      <style:text-properties fo:color="#569cd6" style:font-name="Consolas" fo:font-size="10.5pt" style:font-name-asian="Times New Roman" style:font-size-asian="10.5pt" style:language-asian="es" style:country-asian="AR" style:font-name-complex="Times New Roman" style:font-size-complex="10.5pt"/>
    </style:style>
    <style:style style:name="T20" style:family="text">
      <style:text-properties fo:color="#ffffff" style:font-name="Consolas" fo:font-size="10.5pt" style:font-name-asian="Times New Roman" style:font-size-asian="10.5pt" style:language-asian="es" style:country-asian="AR" style:font-name-complex="Times New Roman" style:font-size-complex="10.5pt"/>
    </style:style>
    <style:style style:name="T21" style:family="text">
      <style:text-properties fo:color="#4ec9b0" style:font-name="Consolas" fo:font-size="10.5pt" style:font-name-asian="Times New Roman" style:font-size-asian="10.5pt" style:language-asian="es" style:country-asian="AR" style:font-name-complex="Times New Roman" style:font-size-complex="10.5pt"/>
    </style:style>
    <style:style style:name="T22" style:family="text">
      <style:text-properties fo:color="#dcdcaa" style:font-name="Consolas" fo:font-size="10.5pt" style:font-name-asian="Times New Roman" style:font-size-asian="10.5pt" style:language-asian="es" style:country-asian="AR" style:font-name-complex="Times New Roman" style:font-size-complex="10.5pt"/>
    </style:style>
    <style:style style:name="T23" style:family="text">
      <style:text-properties fo:color="#9cdcfe" style:font-name="Consolas" fo:font-size="10.5pt" style:font-name-asian="Times New Roman" style:font-size-asian="10.5pt" style:language-asian="es" style:country-asian="AR" style:font-name-complex="Times New Roman" style:font-size-complex="10.5pt"/>
    </style:style>
    <style:style style:name="T24" style:family="text">
      <style:text-properties fo:color="#d4d4d4" style:font-name="Consolas" fo:font-size="10.5pt" style:font-name-asian="Times New Roman" style:font-size-asian="10.5pt" style:language-asian="es" style:country-asian="AR" style:font-name-complex="Times New Roman" style:font-size-complex="10.5pt"/>
    </style:style>
    <style:style style:name="T25" style:family="text">
      <style:text-properties fo:color="#c586c0" style:font-name="Consolas" fo:font-size="10.5pt" style:font-name-asian="Times New Roman" style:font-size-asian="10.5pt" style:language-asian="es" style:country-asian="AR" style:font-name-complex="Times New Roman" style:font-size-complex="10.5pt"/>
    </style:style>
    <style:style style:name="T26" style:family="text">
      <style:text-properties fo:color="#ce9178" style:font-name="Consolas" fo:font-size="10.5pt" style:font-name-asian="Times New Roman" style:font-size-asian="10.5pt" style:language-asian="es" style:country-asian="AR" style:font-name-complex="Times New Roman" style:font-size-complex="10.5pt"/>
    </style:style>
    <style:style style:name="T27" style:family="text">
      <style:text-properties fo:color="#7ca668" style:font-name="Consolas" fo:font-size="10.5pt" style:font-name-asian="Times New Roman" style:font-size-asian="10.5pt" style:language-asian="es" style:country-asian="AR" style:font-name-complex="Times New Roman" style:font-size-complex="10.5pt"/>
    </style:style>
    <style:style style:name="T28" style:family="text">
      <style:text-properties style:text-underline-style="solid" style:text-underline-width="auto" style:text-underline-color="font-color" style:text-underline-mode="continuous" style:text-overline-mode="continuous" style:text-line-through-mode="continuous" style:language-asian="es" style:country-asian="AR"/>
    </style:style>
    <style:style style:name="T29" style:family="text">
      <style:text-properties officeooo:rsid="0013c40f"/>
    </style:style>
    <style:style style:name="T30" style:family="text">
      <style:text-properties fo:font-weight="normal" style:font-weight-asian="normal" style:font-weight-complex="normal"/>
    </style:style>
    <style:style style:name="T31" style:family="text">
      <style:text-properties fo:font-weight="normal" officeooo:rsid="001804d7" style:font-weight-asian="normal" style:font-weight-complex="normal"/>
    </style:style>
    <style:style style:name="T32" style:family="text">
      <style:text-properties fo:font-weight="normal" officeooo:rsid="002096ca" style:font-weight-asian="normal" style:font-weight-complex="normal"/>
    </style:style>
    <style:style style:name="T33" style:family="text">
      <style:text-properties fo:font-weight="normal" officeooo:rsid="0021cf06" style:font-weight-asian="normal" style:font-weight-complex="normal"/>
    </style:style>
    <style:style style:name="T34" style:family="text">
      <style:text-properties officeooo:rsid="001804d7"/>
    </style:style>
    <style:style style:name="T35" style:family="text">
      <style:text-properties officeooo:rsid="0018c6be"/>
    </style:style>
    <style:style style:name="T36" style:family="text">
      <style:text-properties officeooo:rsid="001de39a"/>
    </style:style>
    <style:style style:name="fr1"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ATAJOS VISUAL STUDIO CODE:</text:p>
      <text:p text:style-name="Standard"/>
      <text:list xml:id="list75053119" text:style-name="L1">
        <text:list-item>
          <text:p text:style-name="P64">Comentar multiples líneas: Marco las líneas, control + k seguido de control+c. Para descomentar control + u</text:p>
        </text:list-item>
        <text:list-item>
          <text:p text:style-name="P64">Mover una línea abajo/arriba <text:s/>Alt + UP/down</text:p>
        </text:list-item>
        <text:list-item>
          <text:p text:style-name="P64">Reemplazar todas las ocurrencias control+shift+h</text:p>
        </text:list-item>
        <text:list-item>
          <text:p text:style-name="P64">Identar un bloque: selecciono, Tab. Para volver haca atrás shift+Tab</text:p>
        </text:list-item>
      </text:list>
      <text:p text:style-name="P4"/>
      <text:p text:style-name="P67">ENTORNO VIRTUAL</text:p>
      <text:p text:style-name="P68"/>
      <text:p text:style-name="P69">Permite aislar el proyecto del resto del sistema, de esta forma instalar versiones específicas de librerías sin ensuciar todo el sistema en nuestro ordenador. Por ejemplo, <text:s/>no podemos tener dos versiones distintas de python instaladas.</text:p>
      <text:p text:style-name="P69">Se utiliza el admini<text:span text:style-name="T36">s</text:span>trador pip para descargar paquetes y compartir.</text:p>
      <text:p text:style-name="P75">Nunca instalar paquetes en forma global.</text:p>
      <text:p text:style-name="P75">Siempre crear un entorno para cada proyecto.</text:p>
      <text:p text:style-name="P69"/>
      <text:p text:style-name="P69">1) Crear una carpeta para el proyecto,</text:p>
      <text:p text:style-name="P69">2) Acceder con la consola al directorio,</text:p>
      <text:p text:style-name="P69"/>
      <text:p text:style-name="P69">3) <text:span text:style-name="T35">Crear</text:span> el entorno: <text:s/><text:span text:style-name="T2">python3.8 -m venv env</text:span></text:p>
      <text:p text:style-name="P69">+ -m significa ejecutar el módulo VirtualEnvironment</text:p>
      <text:p text:style-name="P69">+ env es el nombre que se le asigna al entorno</text:p>
      <text:p text:style-name="P69"/>
      <text:p text:style-name="P70">En Linux se dio el caso que necesitaba instalar este paquete</text:p>
      <text:p text:style-name="P69"><text:s text:c="4"/>apt install python3.8-venv</text:p>
      <text:p text:style-name="P69"/>
      <text:p text:style-name="P70">4) Activar el entorno: <text:span text:style-name="T2">source env/bin/activate</text:span></text:p>
      <text:p text:style-name="P70">Y se presentara el nombre del entorno delante de la url.</text:p>
      <text:p text:style-name="P70"/>
      <text:p text:style-name="P70">5) Instalar un paquete en el entorno para graficar: <text:span text:style-name="T2">pip install bokeh</text:span></text:p>
      <text:p text:style-name="P70"/>
      <text:p text:style-name="P71">Ver lo que esta instalado en el ambiente: <text:span text:style-name="T30">pip freeze</text:span></text:p>
      <text:p text:style-name="P71"><text:span text:style-name="T30"/></text:p>
      <text:p text:style-name="P72">Salir del entorno: <text:span text:style-name="T30">deactivate</text:span></text:p>
      <text:p text:style-name="P73"><text:span text:style-name="T30"/></text:p>
      <text:p text:style-name="P74"><text:span text:style-name="T30">Al salir me negaría el acceso a un comando pip. El sistema propone instalar ”</text:span><text:span text:style-name="T31">sudo apt install python3-pip”</text:span><text:span text:style-name="T34"> </text:span><text:span text:style-name="T36">No hay que instalar paquetes de forma global.</text:span><text:span text:style-name="T34"> </text:span></text:p>
      <text:p text:style-name="P72"><text:span text:style-name="T30"/></text:p>
      <text:p text:style-name="P76">Archivo de requerimientos.txt</text:p>
      <text:p text:style-name="P78">Se puede tener una lista de los paquetes necesarios para un proyecto o aplicación y luego instalarlo directamente llamando a este archivo <text:span text:style-name="T2">pip install -r requirements.txt</text:span></text:p>
      <text:p text:style-name="P79">La lista la sacamos con pip freeze.</text:p>
      <text:p text:style-name="P72"><text:span text:style-name="T30"/></text:p>
      <text:p text:style-name="P76"><text:span text:style-name="T30">Comandos útiles:</text:span></text:p>
      <text:p text:style-name="P76"><text:span text:style-name="T30">#<text:tab/>pip uninstall &lt;paquete&gt;</text:span></text:p>
      <text:p text:style-name="P76"><text:span text:style-name="T30">#<text:tab/></text:span><text:span text:style-name="T32">pip install &lt;paquete&gt;</text:span></text:p>
      <text:p text:style-name="P77"><text:span text:style-name="T30">#<text:tab/>pip show &lt;paquete&gt; <text:tab/><text:tab/>//Muestra los detalles del paquete</text:span></text:p>
      <text:p text:style-name="P77"><text:span text:style-name="T30">#<text:tab/>pip search &lt;paquete&gt; <text:tab/><text:tab/>// Buscar paquete</text:span></text:p>
      <text:p text:style-name="P77"><text:span text:style-name="T30">#<text:tab/>pip list <text:tab/><text:tab/><text:tab/>//Retorna la lista de paquetes en el ambiente actual </text:span><text:span text:style-name="T33">es similar a pip freeze pero mas ordenado. Para crear el archivo .txt extraer la información con pip freeze</text:span></text:p>
      <text:p text:style-name="P4"/>
      <text:p text:style-name="P4"><text:soft-page-break/></text:p>
      <text:p text:style-name="P4"/>
      <text:p text:style-name="P80">PYTHON</text:p>
      <text:p text:style-name="P6"/>
      <text:p text:style-name="P6"/>
      <text:p text:style-name="P31">countries = ['mexico','usa','canada','brasil']</text:p>
      <text:p text:style-name="P32"/>
      <text:p text:style-name="P33">//LOS MENSAJES POR CADENA DE TEXTO VAN CON print() Y DENTRO f’ {variable}‘</text:p>
      <text:p text:style-name="P33">// EL SALTO DE PÁGINA ES /n</text:p>
      <text:p text:style-name="Preformatted_20_Text">//<text:span text:style-name="Fuente_20_de_20_párrafo_20_predeter."><text:span text:style-name="T2">COMENTAR VARI</text:span></text:span><text:span text:style-name="Fuente_20_de_20_párrafo_20_predeter."><text:span text:style-name="T6">AS LÍNEAS:</text:span></text:span></text:p>
      <text:p text:style-name="Preformatted_20_Text"><text:span text:style-name="Fuente_20_de_20_párrafo_20_predeter."><text:span text:style-name="T7">'''</text:span></text:span></text:p>
      <text:p text:style-name="P7">comentado</text:p>
      <text:p text:style-name="P9"><text:span text:style-name="Fuente_20_de_20_párrafo_20_predeter."><text:span text:style-name="T8">'''</text:span></text:span></text:p>
      <text:p text:style-name="Preformatted_20_Text"/>
      <text:p text:style-name="Preformatted_20_Text"/>
      <text:p text:style-name="P33">//DECLARACIÓN DE UNA CLASE. LAS PROPIEDADES SE DECLARAN DENTRO DEL CONSTRUCTOR.</text:p>
      <text:p text:style-name="P33">//LA FUNCIÓN SE DECLARA CON def EL CONSTRUCTOR ES __init__(self):</text:p>
      <text:p text:style-name="P33">TODOS LOS MÉTODOS DE UNA CLASE SIEMPRE HACEN REFERENCIA A SELF. PARA LLAMAR A SUS ATRIBUTOS DENTRO DEL DESARROLLO DE LAS MISMAS. SI SE OMITE, SE GENERA UN ERROR DE ARGUMENTOS, SI PASAMOS UN ARGUMENTO EL PROGRAMA DETECTA QUE SE PASAN DOS CONTANDO A SELF COMO EL SEGUNDO.</text:p>
      <text:p text:style-name="Preformatted_20_Text"/>
      <text:p text:style-name="Preformatted_20_Text">class Persona<text:span text:style-name="Fuente_20_de_20_párrafo_20_predeter."><text:span text:style-name="T2">(&lt;SUPERCLASE&gt;)</text:span></text:span>:</text:p>
      <text:p text:style-name="Preformatted_20_Text"/>
      <text:p text:style-name="P33">//POR CONVENCIÓN LOS ATRIBUTOS PROTEGIDOS _ LOS PRIVADOS DOBLE __</text:p>
      <text:p text:style-name="P33">//LOS PRIVADOS SOLO SE ACCEDE DESDE EL DESARROLLO DE LA CLASE, NO ACCEDE A SU CONTENIDO LA INSTANCIA.</text:p>
      <text:p text:style-name="Preformatted_20_Text"><text:s text:c="4"/>def __init__(self, name):</text:p>
      <text:p text:style-name="Preformatted_20_Text"/>
      <text:p text:style-name="P33">//CAMBIAR EL CONTENIDO DE UNA VARIABLE A MINUSCULA</text:p>
      <text:p text:style-name="Preformatted_20_Text"><text:s text:c="8"/>self.__name = name.lower()</text:p>
      <text:p text:style-name="Preformatted_20_Text"><text:s text:c="8"/>self.__country = None</text:p>
      <text:p text:style-name="Preformatted_20_Text"/>
      <text:p text:style-name="Preformatted_20_Text"><text:span text:style-name="Fuente_20_de_20_párrafo_20_predeter."><text:span text:style-name="T2">//LOS GETTER, SETTER Y DELETER SE CREAN CON DECORADOR @PROPERTY</text:span></text:span></text:p>
      <text:p text:style-name="Preformatted_20_Text"><text:span text:style-name="Fuente_20_de_20_párrafo_20_predeter."><text:span text:style-name="T2">//CUANDO LLAMO UN MÉTODO DE ESTOS NO DEBO LLAMAR A LA FUNCIÓN, OMITO LOS ()</text:span></text:span></text:p>
      <text:p text:style-name="Preformatted_20_Text"><text:span text:style-name="Fuente_20_de_20_párrafo_20_predeter."><text:span text:style-name="T2">//LA FUNCIÓN DE GETTER LLEVA EL NOMBRE DEL ATRIBUTO PRIVADO O HACE REFERENCIA A ÉL.</text:span></text:span> <text:s text:c="3"/></text:p>
      <text:p text:style-name="Preformatted_20_Text"><text:s text:c="4"/>#create a getter for __country property:</text:p>
      <text:p text:style-name="Preformatted_20_Text"><text:s text:c="4"/>@property</text:p>
      <text:p text:style-name="Preformatted_20_Text"><text:s text:c="4"/>def country(self):</text:p>
      <text:p text:style-name="Preformatted_20_Text"/>
      <text:p text:style-name="Preformatted_20_Text"><text:s text:c="8"/>if self.__country == None:</text:p>
      <text:p text:style-name="Preformatted_20_Text"><text:s text:c="12"/>print('No value assigned yet')</text:p>
      <text:p text:style-name="Preformatted_20_Text"><text:s text:c="8"/>else:</text:p>
      <text:p text:style-name="Preformatted_20_Text"><text:s text:c="12"/>print(f'{self.__country}')</text:p>
      <text:p text:style-name="Preformatted_20_Text"/>
      <text:p text:style-name="Preformatted_20_Text"><text:span text:style-name="Fuente_20_de_20_párrafo_20_predeter."><text:span text:style-name="T2">//EL DECORADOR DEL SETTER SE DECLARA CON EL NOMBRE DE LA PROPIEDAD.setter</text:span></text:span></text:p>
      <text:p text:style-name="Preformatted_20_Text"><text:span text:style-name="Fuente_20_de_20_párrafo_20_predeter."><text:span text:style-name="T2">// EN EL PROGRAMA PRINCIPAL SE INVOCA LA INSTANCIA.EL NOMBRE DEL SETTER Y DETRÁS DE = EL VALOR</text:span></text:span> <text:s text:c="3"/></text:p>
      <text:p text:style-name="Preformatted_20_Text"><text:s text:c="4"/>#Setter to country property.</text:p>
      <text:p text:style-name="Preformatted_20_Text"><text:s text:c="4"/>#Don't need have the same name but, must call the method with setCountry</text:p>
      <text:p text:style-name="Preformatted_20_Text"><text:s text:c="4"/>@country.setter</text:p>
      <text:p text:style-name="Preformatted_20_Text"><text:s text:c="4"/>def set_country(self, new_country):</text:p>
      <text:p text:style-name="Preformatted_20_Text"/>
      <text:p text:style-name="Preformatted_20_Text"><text:s text:c="8"/>if new_country.lower() in countries:</text:p>
      <text:p text:style-name="Preformatted_20_Text"><text:s text:c="12"/>self.__country = new_country</text:p>
      <text:p text:style-name="Preformatted_20_Text"><text:s text:c="8"/>else:</text:p>
      <text:p text:style-name="Preformatted_20_Text"><text:s text:c="12"/>print(f'The value {new_country} is not allowed.\nPlease enter {countries}.')</text:p>
      <text:p text:style-name="Preformatted_20_Text"/>
      <text:p text:style-name="Preformatted_20_Text"><text:s text:c="4"/>@property</text:p>
      <text:p text:style-name="Preformatted_20_Text"><text:s text:c="4"/>def get_email(self):</text:p>
      <text:p text:style-name="Preformatted_20_Text"><text:s text:c="8"/>print (f'{self.__name.lower()}.{self.__country.lower()}@gmail.com')</text:p>
      <text:p text:style-name="Preformatted_20_Text"><text:soft-page-break/></text:p>
      <text:p text:style-name="P33">//PUNTO DE ENTRADA DEL PROGRAMA PRINCIPAL:</text:p>
      <text:p text:style-name="Preformatted_20_Text"><text:s text:c="4"/></text:p>
      <text:p text:style-name="Preformatted_20_Text">if __name__ == '__main__':</text:p>
      <text:p text:style-name="Preformatted_20_Text"/>
      <text:p text:style-name="P33">//INSTANCIA DE UN OBJETO</text:p>
      <text:p text:style-name="P33">//HACER UN INPUT</text:p>
      <text:p text:style-name="Preformatted_20_Text"><text:span text:style-name="Fuente_20_de_20_párrafo_20_predeter."><text:span text:style-name="T6"><text:s text:c="4"/></text:span></text:span><text:span text:style-name="Fuente_20_de_20_párrafo_20_predeter."><text:span text:style-name="T5">name = input('Enter your name:\n')</text:span></text:span></text:p>
      <text:p text:style-name="P34"/>
      <text:p text:style-name="Preformatted_20_Text"><text:span text:style-name="Fuente_20_de_20_párrafo_20_predeter."><text:span text:style-name="T5">//</text:span></text:span><text:span text:style-name="Fuente_20_de_20_párrafo_20_predeter."><text:span text:style-name="T6">INICIALIZAR MÚLTIPLES VARIABLES Y</text:span></text:span></text:p>
      <text:p text:style-name="P35">//SEPARAR UNA CADENA POR UN CARACTER:</text:p>
      <text:p text:style-name="P8">name, country = input('Enter your name-country:\n').split('-') <text:s/>#ejemplo dante-brasil</text:p>
      <text:p text:style-name="P35"/>
      <text:p text:style-name="P36"/>
      <text:p text:style-name="Preformatted_20_Text"><text:span text:style-name="Fuente_20_de_20_párrafo_20_predeter."><text:span text:style-name="T5"><text:s text:c="4"/>employer = P</text:span></text:span>ersona('DAnte')</text:p>
      <text:p text:style-name="Preformatted_20_Text"><text:s text:c="4"/>employer.set_country = 'brasiL'</text:p>
      <text:p text:style-name="Preformatted_20_Text"><text:s text:c="4"/>employer.country</text:p>
      <text:p text:style-name="P37"><text:s text:c="4"/>employer.get_email</text:p>
      <text:p text:style-name="P6"/>
      <text:p text:style-name="P32"/>
      <text:p text:style-name="P32"/>
      <text:p text:style-name="P32"/>
      <text:p text:style-name="P31">class Persona:</text:p>
      <text:p text:style-name="Preformatted_20_Text"/>
      <text:p text:style-name="Preformatted_20_Text"><text:s text:c="4"/>def __init__(self,name, last_name, age, country):</text:p>
      <text:p text:style-name="Preformatted_20_Text"><text:s text:c="8"/>self.name = name</text:p>
      <text:p text:style-name="Preformatted_20_Text"><text:s text:c="8"/>self.last_name = last_name</text:p>
      <text:p text:style-name="Preformatted_20_Text"><text:s text:c="8"/>self.age = age</text:p>
      <text:p text:style-name="Preformatted_20_Text"><text:s text:c="8"/>self.country = country</text:p>
      <text:p text:style-name="Preformatted_20_Text"><text:s text:c="8"/>self.__number = 40 #Solo se accede desde la clase. No desde la instancia</text:p>
      <text:p text:style-name="Preformatted_20_Text"><text:s text:c="8"/>self._color = 'blue' #Se accede desde la instancia y cualquier subclase</text:p>
      <text:p text:style-name="Preformatted_20_Text"/>
      <text:p text:style-name="P33">//LA FORMA DE PODER ACCEDER A UN MÉTODO PRIVADO DE UNA CLASE DESDE CUALQUIER INSTANCIA ES MEDIANTE LA CREACIÓN DE UNA FUNCIÓN DECORADA CON PROPERTY.</text:p>
      <text:p text:style-name="Preformatted_20_Text"><text:s text:c="4"/>def __view_info(self):</text:p>
      <text:p text:style-name="Preformatted_20_Text"><text:s text:c="8"/>print(f'{self.name}\n{self.last_name}\n{self.age}\n{self.country}\n')</text:p>
      <text:p text:style-name="Preformatted_20_Text"/>
      <text:p text:style-name="Preformatted_20_Text"><text:s text:c="4"/>@property</text:p>
      <text:p text:style-name="Preformatted_20_Text"><text:s text:c="4"/>def get_info(self):</text:p>
      <text:p text:style-name="Preformatted_20_Text"><text:s text:c="8"/>return self.__view_info()</text:p>
      <text:p text:style-name="Preformatted_20_Text"/>
      <text:p text:style-name="P33">//DECLARACIÓN DE CLASE QUE HEREDA DE UNA SUPERCLASE</text:p>
      <text:p text:style-name="Preformatted_20_Text">class Employer(Persona):</text:p>
      <text:p text:style-name="Preformatted_20_Text"/>
      <text:p text:style-name="P33">//EL CONSTRUCTOR DE LA CLASE DEBE LLAMAR AL CONSTRUCTOR DE LA SUPERCLASE</text:p>
      <text:p text:style-name="P33">//IDENTIFICADO POR super().__init__ () sin self. <text:s/></text:p>
      <text:p text:style-name="Preformatted_20_Text"><text:s text:c="4"/>def __init__(self, name, last_name, age, country):</text:p>
      <text:p text:style-name="Preformatted_20_Text"><text:s text:c="8"/>super().__init__(name, last_name, age, country)</text:p>
      <text:p text:style-name="Preformatted_20_Text"/>
      <text:p text:style-name="Preformatted_20_Text">class User(Persona):</text:p>
      <text:p text:style-name="Preformatted_20_Text"/>
      <text:p text:style-name="Preformatted_20_Text"><text:s text:c="4"/>def __init__(self, name, last_name, age, country):</text:p>
      <text:p text:style-name="Preformatted_20_Text"><text:s text:c="8"/>super().__init__(name, last_name, age, country)</text:p>
      <text:p text:style-name="Preformatted_20_Text"/>
      <text:p text:style-name="Preformatted_20_Text">class Others(User):</text:p>
      <text:p text:style-name="Preformatted_20_Text"/>
      <text:p text:style-name="Preformatted_20_Text"><text:s text:c="4"/>def __init__(self, name, last_name, age, country):</text:p>
      <text:p text:style-name="Preformatted_20_Text"><text:s text:c="8"/>super().__init__(name, last_name, age, country)</text:p>
      <text:p text:style-name="Preformatted_20_Text"><text:s text:c="4"/></text:p>
      <text:p text:style-name="Preformatted_20_Text">if __name__ == '__main__':</text:p>
      <text:p text:style-name="Preformatted_20_Text"/>
      <text:p text:style-name="Preformatted_20_Text"><text:s text:c="4"/>david = Employer('david', 'ottamendi', 33, 'Argentina')</text:p>
      <text:p text:style-name="Preformatted_20_Text"><text:soft-page-break/><text:s text:c="4"/>jessica = User('jessica','cardinal',25,'Uruguay')</text:p>
      <text:p text:style-name="Preformatted_20_Text"/>
      <text:p text:style-name="Preformatted_20_Text"><text:s text:c="4"/>#jessica.__view_info() <text:s/>No accede al metodo privado.</text:p>
      <text:p text:style-name="Preformatted_20_Text"><text:s text:c="4"/>david.get_info</text:p>
      <text:p text:style-name="Preformatted_20_Text"/>
      <text:p text:style-name="Preformatted_20_Text"><text:s text:c="4"/>sech = Persona('sech', 'armstrong', 40, 'USA')</text:p>
      <text:p text:style-name="Preformatted_20_Text"><text:s text:c="4"/>sech.get_info</text:p>
      <text:p text:style-name="Preformatted_20_Text"><text:s text:c="4"/></text:p>
      <text:p text:style-name="Preformatted_20_Text"><text:s text:c="4"/></text:p>
      <text:p text:style-name="Preformatted_20_Text"><text:s text:c="4"/>#print(david._color+'\n') #Accede al atributo protegido.</text:p>
      <text:p text:style-name="Preformatted_20_Text"><text:s text:c="4"/>#print(david.__number) No accede al atributo privado.</text:p>
      <text:p text:style-name="Preformatted_20_Text"/>
      <text:p text:style-name="Preformatted_20_Text"><text:s text:c="4"/>regina = Others('regina', 'cambridge', 30, 'New Zeland')</text:p>
      <text:p text:style-name="Preformatted_20_Text"><text:s text:c="4"/>regina.get_info</text:p>
      <text:p text:style-name="Preformatted_20_Text"/>
      <text:p text:style-name="P37"><text:s text:c="4"/>print(regina._color)</text:p>
      <text:p text:style-name="P6"/>
      <text:p text:style-name="P6"/>
      <text:p text:style-name="P10"/>
      <text:p text:style-name="P12">//BUCLE FOR PARA ITERAR CADA ELEMENTO DE UN ARRAY</text:p>
      <text:p text:style-name="P13"><text:s text:c="4"/>n = [10, 100, 1000, 1000000]</text:p>
      <text:p text:style-name="P13"/>
      <text:p text:style-name="P13"><text:s text:c="4"/>for numbers in n:</text:p>
      <text:p text:style-name="P13"><text:s text:c="8"/>print(num(numbers))</text:p>
      <text:p text:style-name="P13"><text:s text:c="8"/>print(logarithm(numbers))</text:p>
      <text:p text:style-name="P13"><text:s text:c="8"/>print(lineal(numbers))</text:p>
      <text:p text:style-name="P13"><text:s text:c="8"/>print(n_logarithm(numbers))</text:p>
      <text:p text:style-name="P13"><text:s text:c="8"/>print(square(numbers))</text:p>
      <text:p text:style-name="P13"><text:s text:c="8"/>print(exponential(numbers))</text:p>
      <text:p text:style-name="P13"><text:s text:c="8"/>print('\n')</text:p>
      <text:p text:style-name="P13"/>
      <text:p text:style-name="P12">//VERIFICAR SI UN ELEMENTO ESTA DENTRO DE UN ARRAY</text:p>
      <text:p text:style-name="P12"/>
      <text:p text:style-name="P13">if &lt;elemento&gt; in &lt;array&gt;:</text:p>
      <text:p text:style-name="P13"/>
      <text:p text:style-name="P13"/>
      <text:p text:style-name="P11">//Aplicar descomposición creando clases con atributos que son otras clases:</text:p>
      <text:p text:style-name="P11"/>
      <text:p text:style-name="Standard"><text:span text:style-name="Fuente_20_de_20_párrafo_20_predeter."><text:span text:style-name="T9">//</text:span></text:span><text:span text:style-name="Fuente_20_de_20_párrafo_20_predeter."><text:span text:style-name="T11">import para generar números al azar</text:span></text:span></text:p>
      <text:p text:style-name="P13">import random</text:p>
      <text:p text:style-name="P13"/>
      <text:p text:style-name="P13">class Persona:</text:p>
      <text:p text:style-name="P13"/>
      <text:p text:style-name="P13">    def __init__(self,name, last_name, age, country):</text:p>
      <text:p text:style-name="P13">        self.name = name</text:p>
      <text:p text:style-name="P13">        self.last_name = last_name</text:p>
      <text:p text:style-name="P13">        self.age = age</text:p>
      <text:p text:style-name="P13">        self.country = country</text:p>
      <text:p text:style-name="P13">        self.__number = 40 #Solo se accede desde la clase. No desde la instancia</text:p>
      <text:p text:style-name="P13">        self._color = 'blue' #Se accede desde la instancia y cualquier subclase</text:p>
      <text:p text:style-name="Standard"><text:span text:style-name="Fuente_20_de_20_párrafo_20_predeter."><text:span text:style-name="T9">    //</text:span></text:span><text:span text:style-name="Fuente_20_de_20_párrafo_20_predeter."><text:span text:style-name="T11">Este atributo es una clase</text:span></text:span></text:p>
      <text:p text:style-name="P11">//Para acceder determinamos una función decorada con property</text:p>
      <text:p text:style-name="P13"><text:s text:c="4"/>    self._dni = Dni()</text:p>
      <text:p text:style-name="P13"/>
      <text:p text:style-name="P13">    def __view_info(self):</text:p>
      <text:p text:style-name="P13">        print(f'{self.name}\n{self.last_name}\n{self.age}\n{self.country}\n')</text:p>
      <text:p text:style-name="P13"/>
      <text:p text:style-name="P13">    @property</text:p>
      <text:p text:style-name="P13">    def get_info(self):</text:p>
      <text:p text:style-name="P13">        return self.__view_info()</text:p>
      <text:p text:style-name="P13"/>
      <text:p text:style-name="P13">    @property</text:p>
      <text:p text:style-name="P13"><text:soft-page-break/>    def get_dni_number(self):</text:p>
      <text:p text:style-name="P13">        return print(f'{self.name} = dni {self._dni.number}')</text:p>
      <text:p text:style-name="P13"/>
      <text:p text:style-name="P13"/>
      <text:p text:style-name="P11">//TODAS LAS FUNCIONES DE UNA CLASE REFERENCIAN A ESTA CON self Y, AL MOMENTO DE LLAMARLA DENTRO DEL DESARROLLO DE LA CLASE SE HACE CON self.</text:p>
      <text:p text:style-name="P13">class Dni:</text:p>
      <text:p text:style-name="P13"> </text:p>
      <text:p text:style-name="P13">    def dni_create_number(self):</text:p>
      <text:p text:style-name="P13"/>
      <text:p text:style-name="P13">        dni_number = "30"    </text:p>
      <text:p text:style-name="P13"/>
      <text:p text:style-name="Standard"><text:span text:style-name="Fuente_20_de_20_párrafo_20_predeter."><text:span text:style-name="T11">//RANGE permite generar un ciclo comenzando con el parámetro 0 y hasta el segundo parámetro sin incluirlo.</text:span></text:span><text:span text:style-name="Fuente_20_de_20_párrafo_20_predeter."><text:span text:style-name="T9">   </text:span></text:span></text:p>
      <text:p text:style-name="P13">        for n in range(0,6):</text:p>
      <text:p text:style-name="P13">            number = random.randint(0,9)</text:p>
      <text:p text:style-name="P11">//Para concatenar el int lo parseo a str()</text:p>
      <text:p text:style-name="P13">            dni_number = dni_number + str(number)</text:p>
      <text:p text:style-name="P13"/>
      <text:p text:style-name="P13">        return dni_number</text:p>
      <text:p text:style-name="P13"/>
      <text:p text:style-name="P13">    def __init__(self):</text:p>
      <text:p text:style-name="P13">        self.number = self.dni_create_number()</text:p>
      <text:p text:style-name="P13"/>
      <text:p text:style-name="P13"/>
      <text:p text:style-name="Standard"><text:span text:style-name="Fuente_20_de_20_párrafo_20_predeter."><text:span text:style-name="T2">¿Cómo puedo medir el tiempo del programa?</text:span></text:span><text:span text:style-name="Fuente_20_de_20_párrafo_20_predeter."><text:span text:style-name="T12">:</text:span></text:span></text:p>
      <text:p text:style-name="P13">+ impor time</text:p>
      <text:p text:style-name="P13">+ variable = time.time()</text:p>
      <text:p text:style-name="P13">+ resultado = tiempo final – tiempo inicial.</text:p>
      <text:p text:style-name="P13"/>
      <text:p text:style-name="P13"/>
      <text:p text:style-name="P15">¿Cómo usar los decoradores o wrapper para agregar duncionalidad?</text:p>
      <text:p text:style-name="P12"/>
      <text:p text:style-name="P12">+ El decorador es una función que recibe como parámetro El Nombre de una función que decora.</text:p>
      <text:p text:style-name="P12">+ Retorna el nombre de una función: return wrapper.</text:p>
      <text:p text:style-name="P12">+ Dentro del decorador se declara una función wrapper, esta recibe un indicador de que recibirá parámetros. Son los parámetros de la función que decora, se indicaran como (*args, **kwargs)</text:p>
      <text:p text:style-name="P12">+Cuando se indique el llamado a la función decorada se le envían los argumentos que indica el wrapper.</text:p>
      <text:p text:style-name="P12"/>
      <text:p text:style-name="P13">import time</text:p>
      <text:p text:style-name="P13">import math</text:p>
      <text:p text:style-name="P13"/>
      <text:p text:style-name="P13">class Calculadora:</text:p>
      <text:p text:style-name="P13"/>
      <text:p text:style-name="P13"><text:s text:c="4"/>def __init__(self):</text:p>
      <text:p text:style-name="P13"><text:s text:c="8"/>pass</text:p>
      <text:p text:style-name="P13"/>
      <text:p text:style-name="P13"><text:s text:c="4"/>#Decorador: timeis retorna una función wrapper</text:p>
      <text:p text:style-name="P13"><text:s text:c="4"/>#Agrega la funcionalidad de tomar los tiempos y devolver el resultado como el tiempo demorado.</text:p>
      <text:p text:style-name="P13"><text:s text:c="4"/>def _timeis(func):</text:p>
      <text:p text:style-name="P13"/>
      <text:p text:style-name="P13"><text:s text:c="8"/>def wrapper(*args, **kwargs): #Se indica que recibirá parámetros</text:p>
      <text:p text:style-name="P13"><text:s text:c="12"/>time_start = time.time()</text:p>
      <text:p text:style-name="P13"><text:s text:c="12"/>result = func(*args, **kwargs) #Recibe los argumentos que se pasaron al llamar la funcion.</text:p>
      <text:p text:style-name="P13"><text:s text:c="12"/>time_end = time.time()</text:p>
      <text:p text:style-name="P13"><text:s text:c="12"/>print(f'Result = {result}\n Tiempo de la operación: {time_end-time_start}')</text:p>
      <text:p text:style-name="P13"/>
      <text:p text:style-name="P13"><text:s text:c="8"/>return wrapper</text:p>
      <text:p text:style-name="P13"/>
      <text:p text:style-name="P13"><text:s text:c="4"/>@_timeis</text:p>
      <text:p text:style-name="P13"><text:s text:c="4"/>def lineal(self,n):</text:p>
      <text:p text:style-name="P13"><text:s text:c="8"/>return n</text:p>
      <text:p text:style-name="P13"/>
      <text:p text:style-name="P13"><text:soft-page-break/>if __name__ == "__main__":</text:p>
      <text:p text:style-name="P13"/>
      <text:p text:style-name="P13"><text:s text:c="4"/>calculadora_math = Calculadora()</text:p>
      <text:p text:style-name="P13"><text:s text:c="4"/>result = calculadora_math.lineal(number)</text:p>
      <text:p text:style-name="P13"/>
      <text:p text:style-name="P22">LISTAS</text:p>
      <text:p text:style-name="P15"/>
      <text:p text:style-name="Standard"><text:span text:style-name="Fuente_20_de_20_párrafo_20_predeter."><text:span text:style-name="T2">Las listas en Python se pasan por referencia</text:span></text:span><text:span text:style-name="Fuente_20_de_20_párrafo_20_predeter."><text:span text:style-name="T14">. A diferencia de lenguajes como C.</text:span></text:span></text:p>
      <text:p text:style-name="P27">Si a otra lista le asigno una lista ya existente, esta tendrá los mismos valores y sufrirán ambas los mismos cambios dado que guardan un relación apuntando al mismo espacio en memoria.</text:p>
      <text:p text:style-name="P28">Si quiero pasar una copia del objeto ns = [1,2,3] envío a otra función como parámetro <text:span text:style-name="T1">ns[:]</text:span></text:p>
      <text:p text:style-name="P28"/>
      <text:p text:style-name="P29">Si una función recibe una lista como argumento, si realizo cambios sobre la lista, los cambios se verán reflejados en el programa principal sin necesidad de retornar una nueva lista.</text:p>
      <text:p text:style-name="P27"/>
      <text:p text:style-name="Standard"><text:span text:style-name="Fuente_20_de_20_párrafo_20_predeter."><text:span text:style-name="T14">Para crear otro objeto lista que apunte a otro espacio de memoria para así ser independiente a los cambios se usa: </text:span></text:span><text:span text:style-name="Fuente_20_de_20_párrafo_20_predeter."><text:span text:style-name="T2">nueva_lista = lista_existente[:]</text:span></text:span></text:p>
      <text:p text:style-name="P15"/>
      <text:p text:style-name="P15">Crear una lista:</text:p>
      <text:p text:style-name="P15"><text:tab/>+ lista_nueva = <text:s/>list()</text:p>
      <text:p text:style-name="P15"/>
      <text:p text:style-name="Standard"><text:span text:style-name="Fuente_20_de_20_párrafo_20_predeter."><text:span text:style-name="T2">Acceder con índice: </text:span></text:span><text:span text:style-name="Fuente_20_de_20_párrafo_20_predeter."><text:span text:style-name="T14">El índice solo permite acceder a un elemento e incluso sustituir pero no permite ingresar nuevos valores incluso si contaramos con espacios disponibles. Para esto existe </text:span></text:span><text:span text:style-name="Fuente_20_de_20_párrafo_20_predeter."><text:span text:style-name="T2">append()</text:span></text:span></text:p>
      <text:p text:style-name="P15"/>
      <text:p text:style-name="Standard"><text:span text:style-name="Fuente_20_de_20_párrafo_20_predeter."><text:span text:style-name="T2">Append() </text:span></text:span><text:span text:style-name="Fuente_20_de_20_párrafo_20_predeter."><text:span text:style-name="T14">introduce elementos la final, si se trata de objetos los introduce como un solo elemento,</text:span></text:span></text:p>
      <text:p text:style-name="Standard"><text:span text:style-name="Fuente_20_de_20_párrafo_20_predeter."><text:span text:style-name="T14">En cambio </text:span></text:span><text:span text:style-name="Fuente_20_de_20_párrafo_20_predeter."><text:span text:style-name="T2">extend() </text:span></text:span><text:span text:style-name="Fuente_20_de_20_párrafo_20_predeter."><text:span text:style-name="T14">introduce los elementos de una lista dentro de otra como si fuesen valores independientes.</text:span></text:span></text:p>
      <text:p text:style-name="P15"/>
      <text:p text:style-name="P16">Vaciar una lista y eliminar la instancia del objeto en memoria:</text:p>
      <text:p text:style-name="P16"/>
      <text:p text:style-name="P17">import gc</text:p>
      <text:p text:style-name="P24">#Eliminar la instancia</text:p>
      <text:p text:style-name="P24">def delete_list(lista):</text:p>
      <text:p text:style-name="P24"><text:s text:c="4"/>del lista</text:p>
      <text:p text:style-name="P24"><text:s text:c="4"/><text:span text:style-name="T29">gc.collect()</text:span></text:p>
      <text:p text:style-name="P25"/>
      <text:p text:style-name="P17">Del <text:span text:style-name="T30">le indica al garbage collector que una variable esta lista para ser liberada. Con </text:span>gc.collect() <text:span text:style-name="T30">fuerzo el llamado.</text:span></text:p>
      <text:p text:style-name="P17">Del <text:span text:style-name="T30">solo elimina la instancia de la variable, lo que en una función ocurre al finalizar el bloque.</text:span></text:p>
      <text:p text:style-name="P17">Con las listas ocurre que al eliminarla dentro de una función esta continua en el programa principal.</text:p>
      <text:p text:style-name="P17"/>
      <text:p text:style-name="P24"/>
      <text:p text:style-name="P24">#Vaciar contenido de la lista</text:p>
      <text:p text:style-name="P24">def clear_list(lista):</text:p>
      <text:p text:style-name="P24"><text:s text:c="4"/>lista.clear()</text:p>
      <text:p text:style-name="P24"><text:s text:c="4"/># o,</text:p>
      <text:p text:style-name="P24"><text:s text:c="4"/># lista *= 0</text:p>
      <text:p text:style-name="P24"><text:s text:c="4"/>print('-'*5, ' The list is empty ','-'*5)</text:p>
      <text:p text:style-name="P15"/>
      <text:p text:style-name="P15">¿Cómo dividir una lista con slice notation? []</text:p>
      <text:p text:style-name="P15"/>
      <text:p text:style-name="P38"><text:soft-page-break/>a[start:stop] <text:s/># items start through stop-1</text:p>
      <text:p text:style-name="P38">a[start:] <text:s text:c="5"/># items start through the rest of the array</text:p>
      <text:p text:style-name="P38">a[:stop] <text:s text:c="6"/># items from the beginning through stop-1</text:p>
      <text:p text:style-name="P38">a[:] <text:s text:c="10"/># a copy of the whole array</text:p>
      <text:p text:style-name="P15"/>
      <text:p text:style-name="P15"/>
      <text:p text:style-name="P15">¿Como crear una lista de números aleatorios? Con “for i in range(máximo de valores)”</text:p>
      <text:p text:style-name="P15"/>
      <text:p text:style-name="Standard">import random</text:p>
      <text:p text:style-name="P3"/>
      <text:p text:style-name="Standard">def create_random_list():</text:p>
      <text:p text:style-name="Standard"><text:s text:c="4"/>tamano_lista = int(input("Tamano de la lista:\n "))</text:p>
      <text:p text:style-name="Standard"><text:s text:c="4"/><text:span text:style-name="Fuente_20_de_20_párrafo_20_predeter."><text:span text:style-name="T2">//Declaración de la lista. NO SE INDICA UN MÁXIMO DE VALORES</text:span></text:span></text:p>
      <text:p text:style-name="Standard"><text:s text:c="4"/>lista = []</text:p>
      <text:p text:style-name="Standard">//<text:span text:style-name="Fuente_20_de_20_párrafo_20_predeter."><text:span text:style-name="T2">Se itera con un indice y range marca cuantos elementos tendrá, excluyendo el último, iniciando en 0.</text:span></text:span></text:p>
      <text:p text:style-name="Standard"><text:s text:c="4"/>for i in range(0,tamano_lista):</text:p>
      <text:p text:style-name="Standard"/>
      <text:p text:style-name="P15">//SE INSERTAN LOS ELEMENTOS AL FINAL O EN UN ÍNDICE ESPECÍFICO.</text:p>
      <text:p text:style-name="Standard"><text:s text:c="8"/>lista.append(random.randint(0,100)) <text:s text:c="3"/>#Inserta al final</text:p>
      <text:p text:style-name="Standard"><text:s text:c="8"/>#lista.insert(0,random.randint(0,100)) <text:s text:c="3"/>#Inserta en el indice</text:p>
      <text:p text:style-name="Standard"/>
      <text:p text:style-name="Standard"><text:s text:c="4"/>print(f'Lista creada:\n{lista}\n')</text:p>
      <text:p text:style-name="Standard"><text:s text:c="4"/>return lista</text:p>
      <text:p text:style-name="Standard"/>
      <text:p text:style-name="P15">¿Crear una lista de valores únicos?</text:p>
      <text:p text:style-name="Standard">def create_list():</text:p>
      <text:p text:style-name="Standard"><text:s text:c="4"/>tamano_lista = int(input("Tamano de la lista:\n "))</text:p>
      <text:p text:style-name="Standard"><text:s text:c="4"/>lista = []</text:p>
      <text:p text:style-name="Standard"/>
      <text:p text:style-name="Standard"><text:s text:c="4"/>for i in range(0,tamano_lista):</text:p>
      <text:p text:style-name="Standard"><text:s text:c="8"/>lista.append(i+1) <text:s text:c="3"/></text:p>
      <text:p text:style-name="Standard"><text:s text:c="4"/></text:p>
      <text:p text:style-name="Standard"><text:s text:c="4"/>print(f'Lista creada:\n{lista}\n')</text:p>
      <text:p text:style-name="Standard"><text:s text:c="4"/>return lista</text:p>
      <text:p text:style-name="Standard"/>
      <text:p text:style-name="Standard"><text:span text:style-name="Fuente_20_de_20_párrafo_20_predeter."><text:span text:style-name="T1">¿Cómo crear una lista de valores únicos al azar pero irrepetibles? </text:span></text:span>Se comprueba la existencia de cada valor nuevo en la lista antes de añadirlo. Se crea un loop que termina cuando la longitud de la lista sea del mismo valor que el tamaño indicado. La línea de random.randint toma valores de 0 a el doble de tamaño de la lista para no crear solo números seguidos.</text:p>
      <text:p text:style-name="Standard"/>
      <text:p text:style-name="Standard">def create_random_list():</text:p>
      <text:p text:style-name="Standard">    tamano_lista = int(input("Tamano de la lista:\n "))</text:p>
      <text:p text:style-name="Standard">    lista = []</text:p>
      <text:p text:style-name="Standard"/>
      <text:p text:style-name="Standard">    #Mientras que la longitud no alcanzo el tamano indicado</text:p>
      <text:p text:style-name="Standard">    #ramdon.randrange genera valores de 0 a el doble del tamaño de la lista para no generar solo valores consecutivos. </text:p>
      <text:p text:style-name="Standard">    #Si el valor no esta ya ingresado en la lista se ingresa al final.</text:p>
      <text:p text:style-name="Standard">    while len(lista) &lt; tamano_lista:</text:p>
      <text:p text:style-name="Standard">            </text:p>
      <text:p text:style-name="Standard">        number = random.randint(0,tamano_lista*2)</text:p>
      <text:p text:style-name="Standard"><text:soft-page-break/></text:p>
      <text:p text:style-name="Standard">        if number not in lista:</text:p>
      <text:p text:style-name="Standard">            lista.append(number)    #Inserta al final</text:p>
      <text:p text:style-name="Standard"/>
      <text:p text:style-name="Standard">    print(f'Lista creada:\n{lista}\n')</text:p>
      <text:p text:style-name="Standard">    return lista</text:p>
      <text:p text:style-name="Standard"/>
      <text:p text:style-name="Standard"/>
      <text:p text:style-name="P15">¿Cómo eliminar elementos?</text:p>
      <text:p text:style-name="Standard">#Métodos para eliminar elementos:</text:p>
      <text:p text:style-name="Standard"/>
      <text:p text:style-name="Standard"><text:s text:c="4"/>#Quitar el último elemento y lo Retorna.</text:p>
      <text:p text:style-name="Standard"><text:s text:c="4"/># numero = lista.pop()</text:p>
      <text:p text:style-name="Standard"/>
      <text:p text:style-name="Standard"><text:s text:c="4"/>#Quitar elementos por índice y lo Retorna.</text:p>
      <text:p text:style-name="Standard"><text:s text:c="4"/># numero = lista.pop(0)</text:p>
      <text:p text:style-name="Standard"/>
      <text:p text:style-name="Standard"><text:s text:c="4"/>#Eliminar por valor. No retorna.</text:p>
      <text:p text:style-name="Standard"><text:s text:c="4"/># lista.remove(valor)</text:p>
      <text:p text:style-name="Standard"/>
      <text:p text:style-name="P15">¿Cómo ordenar?</text:p>
      <text:p text:style-name="P15">#Métodos para ordenamiento</text:p>
      <text:p text:style-name="P15"/>
      <text:p text:style-name="Standard"><text:span text:style-name="Fuente_20_de_20_párrafo_20_predeter."><text:span text:style-name="T2"><text:s text:c="4"/></text:span></text:span>#Ordenar de menor a mayor la lista sin retornar una nueva sort():</text:p>
      <text:p text:style-name="Standard"><text:s text:c="4"/>lista.sort()</text:p>
      <text:p text:style-name="Standard"/>
      <text:p text:style-name="Standard"><text:s text:c="4"/>#Retornar una lista ordenada sorted(lista):</text:p>
      <text:p text:style-name="Standard"><text:s text:c="4"/>lista_ordenada = sorted(lista)</text:p>
      <text:p text:style-name="Standard"><text:s text:c="7"/></text:p>
      <text:p text:style-name="Standard"><text:s text:c="4"/>#Ordenar de mayor a menor con parámetro reverse=True</text:p>
      <text:p text:style-name="Standard"><text:s text:c="4"/>lista.sort(reverse=True)</text:p>
      <text:p text:style-name="Standard"><text:s text:c="4"/>lista_mayor_a_menor = sorted(lista, reverse=True)</text:p>
      <text:p text:style-name="Standard"/>
      <text:p text:style-name="Standard"><text:span text:style-name="Fuente_20_de_20_párrafo_20_predeter."><text:span text:style-name="T1">¿Cómo acoplar una lista a otra? </text:span></text:span>Método extend añade al final un lista pasada como parámetro</text:p>
      <text:p text:style-name="Standard"><text:span text:style-name="Fuente_20_de_20_párrafo_20_predeter."><text:span text:style-name="T1"><text:s/># lista.extend(</text:span></text:span>objeto_iterable<text:span text:style-name="Fuente_20_de_20_párrafo_20_predeter."><text:span text:style-name="T1">)</text:span></text:span></text:p>
      <text:p text:style-name="Standard"/>
      <text:p text:style-name="Standard"/>
      <text:p text:style-name="P21">//¿Cómo implementar una lista en clases para mostrar datos?</text:p>
      <text:p text:style-name="P15"/>
      <text:p text:style-name="P15">#Clase Para Listar Las Personas</text:p>
      <text:p text:style-name="Standard">class List_Persona_for_country:</text:p>
      <text:p text:style-name="Standard"/>
      <text:p text:style-name="Standard"><text:s text:c="4"/><text:span text:style-name="Fuente_20_de_20_párrafo_20_predeter."><text:span text:style-name="T2">#Se declara una lista dentro de la estructura</text:span></text:span></text:p>
      <text:p text:style-name="Standard"><text:s text:c="4"/>def __init__(self):</text:p>
      <text:p text:style-name="Standard"><text:s text:c="8"/>self._list = []</text:p>
      <text:p text:style-name="Standard"/>
      <text:p text:style-name="Standard"><text:s text:c="4"/><text:span text:style-name="Fuente_20_de_20_párrafo_20_predeter."><text:span text:style-name="T2">#Crea un objeto con los parámetros recibidos y los almacena al final de la lista</text:span></text:span></text:p>
      <text:p text:style-name="Standard"><text:s text:c="4"/>def add_persona(self, name, country):</text:p>
      <text:p text:style-name="Standard"><text:s text:c="8"/>self._list.append({'name':name, 'country': country})</text:p>
      <text:p text:style-name="Standard"/>
      <text:p text:style-name="Standard"><text:s text:c="4"/><text:span text:style-name="Fuente_20_de_20_párrafo_20_predeter."><text:span text:style-name="T2">#Ver el contenido de la lista mediante “for i in lista” Extrae cada elemento</text:span></text:span></text:p>
      <text:p text:style-name="Standard"><text:s text:c="4"/>#Itera la lista y toma los datos de cada elemento para mostrarlos por pantalla</text:p>
      <text:p text:style-name="Standard"><text:soft-page-break/><text:s text:c="4"/>def view_list(self):</text:p>
      <text:p text:style-name="Standard"><text:s text:c="8"/>for element in self._list:</text:p>
      <text:p text:style-name="Standard"><text:s text:c="12"/>name = element['name']</text:p>
      <text:p text:style-name="Standard"><text:s text:c="12"/>country = element['country']</text:p>
      <text:p text:style-name="Standard"><text:s text:c="12"/>print(f'Nombre = {name} =&gt; Country = {country}')</text:p>
      <text:p text:style-name="Standard"><text:s text:c="8"/>print('\n')</text:p>
      <text:p text:style-name="Standard"/>
      <text:p text:style-name="Standard"><text:s text:c="4"/><text:span text:style-name="Fuente_20_de_20_párrafo_20_predeter."><text:span text:style-name="T2">#Ordenar una lista de objetos:</text:span></text:span></text:p>
      <text:p text:style-name="P15">+ Para esto se como parámetro una key function.</text:p>
      <text:p text:style-name="P15">+ Es una función lambda que se ejecuta sobre cada elemento de la lista</text:p>
      <text:p text:style-name="P15">+ Esta recibe el elemento : y el campo, valor de interés para el orden.</text:p>
      <text:p text:style-name="P15"/>
      <text:p text:style-name="Standard"><text:s text:c="4"/>#Muestra la lista ordenada por el campo Country</text:p>
      <text:p text:style-name="Standard"><text:s text:c="4"/>def view_sorted_by_country(self):</text:p>
      <text:p text:style-name="Standard"/>
      <text:p text:style-name="Standard"><text:s text:c="8"/>#Sorted(lista, key_function)</text:p>
      <text:p text:style-name="Standard"><text:s text:c="8"/>#Recibe el elemento de cada iteración de la lista y un campo clave para comparar</text:p>
      <text:p text:style-name="Standard"><text:s text:c="8"/>new_list = sorted(self._list, key= lambda element : element['country'])</text:p>
      <text:p text:style-name="Standard"><text:s text:c="8"/><text:span text:style-name="Fuente_20_de_20_párrafo_20_predeter."><text:span text:style-name="T8">self._list = new_list</text:span></text:span></text:p>
      <text:p text:style-name="P3"/>
      <text:p text:style-name="Standard"><text:s text:c="8"/>for element in new_list:</text:p>
      <text:p text:style-name="Standard"><text:s text:c="12"/>name = element['name']</text:p>
      <text:p text:style-name="Standard"><text:s text:c="12"/>country = element['country']</text:p>
      <text:p text:style-name="Standard"><text:s text:c="12"/>print(f'Nombre = {name} =&gt; Country = {country}')</text:p>
      <text:p text:style-name="Standard"><text:s text:c="8"/>print('\n')</text:p>
      <text:p text:style-name="Standard"/>
      <text:p text:style-name="P15">//Para buscar: obtener la posición de un elemento</text:p>
      <text:p text:style-name="Standard"><text:s text:c="4"/>#Mediante BÚSQUEDA LINEAL:</text:p>
      <text:p text:style-name="Standard"><text:s text:c="4"/>#Buscar la posición de un nombre</text:p>
      <text:p text:style-name="Standard"><text:s text:c="4"/><text:span text:style-name="Fuente_20_de_20_párrafo_20_predeter."><text:span text:style-name="T2">#Iteracion por indice: for i in range (0,len(lista))</text:span></text:span></text:p>
      <text:p text:style-name="Standard"><text:s text:c="4"/>def _search_index_name(self, value):</text:p>
      <text:p text:style-name="Standard"/>
      <text:p text:style-name="Standard"><text:s text:c="8"/>position = -1</text:p>
      <text:p text:style-name="P15"><text:s text:c="8"/>#Longitud de la lista len( ):</text:p>
      <text:p text:style-name="Standard"><text:s text:c="8"/>for index in range(0, len(self._list)):</text:p>
      <text:p text:style-name="Standard"/>
      <text:p text:style-name="Standard"><text:s text:c="12"/>#Acceder al elemento y campo de un diccionario</text:p>
      <text:p text:style-name="Standard"><text:s text:c="12"/>if (self._list[index]['name'] == value):</text:p>
      <text:p text:style-name="Standard"><text:s text:c="16"/>position = index</text:p>
      <text:p text:style-name="Standard"/>
      <text:p text:style-name="Standard"><text:s text:c="8"/>return position <text:s text:c="3"/></text:p>
      <text:p text:style-name="Standard"/>
      <text:p text:style-name="P15"><text:s text:c="4"/>#Quitar elemento de la lista y retornarlo.</text:p>
      <text:p text:style-name="Standard"><text:s text:c="4"/>def remove_persona_for_name(self,value):</text:p>
      <text:p text:style-name="Standard"/>
      <text:p text:style-name="Standard"><text:s text:c="8"/>element = None</text:p>
      <text:p text:style-name="Standard"><text:s text:c="8"/>position = self._search_index_name(value)</text:p>
      <text:p text:style-name="Standard"><text:s text:c="8"/></text:p>
      <text:p text:style-name="Standard"><text:s text:c="8"/>if position &gt;= 0:</text:p>
      <text:p text:style-name="Standard"><text:s text:c="12"/>element = self._list.pop(position)</text:p>
      <text:p text:style-name="Standard"><text:s text:c="8"/></text:p>
      <text:p text:style-name="Standard"><text:s text:c="8"/>return element</text:p>
      <text:p text:style-name="Standard"><text:soft-page-break/></text:p>
      <text:p text:style-name="Standard"/>
      <text:p text:style-name="P15">#Ordenar Lista de Objetos por campos:</text:p>
      <text:p text:style-name="Standard"/>
      <text:p text:style-name="Standard">#Sorted puede recibir el parámetro key el cual recibe una función que se ejecuta en cada elemento iterado.</text:p>
      <text:p text:style-name="Standard">#Esta función recibe un parámetro y retorna una clave para tener en cuenta en la comparación</text:p>
      <text:p text:style-name="Standard"/>
      <text:p text:style-name="Standard"><text:s text:c="4"/>lista_objetos = [</text:p>
      <text:p text:style-name="Standard"><text:s text:c="8"/>{'color':'negro',</text:p>
      <text:p text:style-name="Standard"><text:s text:c="8"/>'numero':20},</text:p>
      <text:p text:style-name="Standard"><text:s text:c="8"/>{'color':'azul',</text:p>
      <text:p text:style-name="Standard"><text:s text:c="8"/>'numero':55},</text:p>
      <text:p text:style-name="Standard"><text:s text:c="8"/>{'color':'fucsia',</text:p>
      <text:p text:style-name="Standard"><text:s text:c="8"/>'numero':5},</text:p>
      <text:p text:style-name="Standard"><text:s text:c="8"/>{'color':'blanco',</text:p>
      <text:p text:style-name="Standard"><text:s text:c="8"/>'numero':17}</text:p>
      <text:p text:style-name="Standard"><text:s text:c="8"/>]</text:p>
      <text:p text:style-name="Standard">"""</text:p>
      <text:p text:style-name="Standard">#En el caso de diccionarios se define la palabra del campo</text:p>
      <text:p text:style-name="Standard">lista_objetos_ordenada = sorted(lista_objetos, key=lambda elemento : elemento['numero'])</text:p>
      <text:p text:style-name="Standard">print(lista_objetos_ordenada)</text:p>
      <text:p text:style-name="Standard"/>
      <text:p text:style-name="Standard">#Para las listas o tuplas el indice</text:p>
      <text:p text:style-name="Standard">lista_objetos_ordenada = sorted(lista_objetos, key=lambda elemento : elemento[indice])</text:p>
      <text:p text:style-name="Standard">print(lista_objetos_ordenada)</text:p>
      <text:p text:style-name="Standard"/>
      <text:p text:style-name="Standard">#Para los objetos instanciados el campo</text:p>
      <text:p text:style-name="Standard">lista_objetos_ordenada = sorted(lista_objetos, key=lambda elemento : elemento.campo)</text:p>
      <text:p text:style-name="Standard">print(lista_objetos_ordenada)</text:p>
      <text:p text:style-name="Standard">"""</text:p>
      <text:p text:style-name="Standard"/>
      <text:p text:style-name="P15"/>
      <text:p text:style-name="P15"/>
      <text:p text:style-name="P15"/>
      <text:p text:style-name="P15">#Realizar Búsqueda binaria por país</text:p>
      <text:p text:style-name="Standard"><text:s text:c="4"/>def binary_search_by_country(self, value_country):</text:p>
      <text:p text:style-name="Standard"><text:s text:c="8"/></text:p>
      <text:p text:style-name="Standard"><text:s text:c="8"/>value_country = value_country.lower() #Convierte a minúscula</text:p>
      <text:p text:style-name="Standard"><text:s text:c="8"/>position = -1</text:p>
      <text:p text:style-name="Standard"/>
      <text:p text:style-name="Standard"><text:s text:c="8"/>start_point = 0</text:p>
      <text:p text:style-name="Standard"><text:s text:c="8"/>end_point = len(self._list)-1</text:p>
      <text:p text:style-name="Standard"><text:s text:c="8"/>mid_point = (start_point+end_point)//2</text:p>
      <text:p text:style-name="Standard"/>
      <text:p text:style-name="Standard"><text:s text:c="8"/>while start_point &lt;= end_point and position == -1:</text:p>
      <text:p text:style-name="Standard"><text:s text:c="12"/></text:p>
      <text:p text:style-name="Standard"><text:s text:c="12"/>if value_country == self._list[mid_point]['country']:</text:p>
      <text:p text:style-name="Standard"><text:s text:c="16"/>position = mid_point</text:p>
      <text:p text:style-name="Standard"><text:s text:c="12"/>elif value_country &lt; self._list[mid_point]['country']:</text:p>
      <text:p text:style-name="Standard"><text:s text:c="16"/>end_point = mid_point -1</text:p>
      <text:p text:style-name="Standard"><text:s text:c="16"/>mid_point = (start_point + end_point)//2</text:p>
      <text:p text:style-name="Standard"><text:soft-page-break/><text:s text:c="12"/>elif value_country &gt; self._list[mid_point]['country']:</text:p>
      <text:p text:style-name="Standard"><text:s text:c="16"/>start_point = mid_point +1</text:p>
      <text:p text:style-name="Standard"><text:s text:c="16"/>mid_point = (start_point + end_point)//2</text:p>
      <text:p text:style-name="Standard"><text:s text:c="8"/></text:p>
      <text:p text:style-name="Standard"><text:s text:c="8"/>return position</text:p>
      <text:p text:style-name="Standard"/>
      <text:p text:style-name="P15"/>
      <text:p text:style-name="P15"/>
      <text:p text:style-name="P21">BÚSQUEDA LINEAL</text:p>
      <text:p text:style-name="P15"/>
      <text:p text:style-name="Standard">def confirmation_message(func):</text:p>
      <text:p text:style-name="Standard"/>
      <text:p text:style-name="Standard"><text:s text:c="4"/>def wrapper(*args, **kwargs):</text:p>
      <text:p text:style-name="Standard"><text:s text:c="8"/>if(func(*args, **kwargs)):</text:p>
      <text:p text:style-name="Standard"><text:s text:c="12"/>print('El valor se encuentra dentro de la lista')</text:p>
      <text:p text:style-name="Standard"><text:s text:c="8"/>else:</text:p>
      <text:p text:style-name="Standard"><text:s text:c="12"/>print("El valor no se encuentra")</text:p>
      <text:p text:style-name="Standard"/>
      <text:p text:style-name="Standard"><text:s text:c="4"/>return wrapper</text:p>
      <text:p text:style-name="Standard"/>
      <text:p text:style-name="Standard">@confirmation_message</text:p>
      <text:p text:style-name="Standard">def busqueda_lineal(lista, valor):</text:p>
      <text:p text:style-name="Standard"><text:s text:c="4"/>match = False</text:p>
      <text:p text:style-name="Standard"><text:s text:c="4"/></text:p>
      <text:p text:style-name="Standard"><text:s text:c="2"/><text:span text:style-name="Fuente_20_de_20_párrafo_20_predeter."><text:span text:style-name="T9"><text:s text:c="2"/></text:span></text:span><text:span text:style-name="Fuente_20_de_20_párrafo_20_predeter."><text:span text:style-name="T12">#EL CONDICIONAL DEBE PROGRAMARSE DE ACUERDO A CADA CASO DE ACCESO A LOS ARTIBUTOS DEL OBJETOS PARA UNA COMPARACIÓN POR VALORES.</text:span></text:span></text:p>
      <text:p text:style-name="Standard"><text:s text:c="3"/>for i in lista:</text:p>
      <text:p text:style-name="Standard"><text:s text:c="8"/>if i == valor:</text:p>
      <text:p text:style-name="Standard"><text:s text:c="12"/>match = True</text:p>
      <text:p text:style-name="Standard"><text:s text:c="12"/>break</text:p>
      <text:p text:style-name="Standard"><text:s text:c="4"/>return match <text:s/></text:p>
      <text:p text:style-name="Standard"/>
      <text:p text:style-name="Standard"/>
      <text:p text:style-name="P21">BÚSQUEDA BINARIA</text:p>
      <text:p text:style-name="P5"/>
      <text:p text:style-name="P15">"""</text:p>
      <text:p text:style-name="P15">+ BÚSQUEDA BINARIA: Retorna la posición del elemento encontrado. De no hacerlo -1.</text:p>
      <text:p text:style-name="P15"/>
      <text:p text:style-name="P15">+ Condición necesaria que la lista este ordenada. Método sort( )</text:p>
      <text:p text:style-name="P15">+ De necesitar varias busquedas se recomienda ordenar la lista y almacenarla ( sorted ())</text:p>
      <text:p text:style-name="P15"/>
      <text:p text:style-name="P15">+ Inicia en la pos 0 y el final es en la posición longitud de la lista-1 evitando salir del alcance de la misma.</text:p>
      <text:p text:style-name="P15">+ El valor medio es la suma de los extremos dividido por enteros en 2</text:p>
      <text:p text:style-name="P15">+ El loop itera mientras los puntos de referencia no se crucen y la posición permanezca con su valor por defecto.</text:p>
      <text:p text:style-name="P15">En el peor de los casos los puntos de referencia apuntaran a la misma posición por lo que es necesario indicar que pueden ser iguales.</text:p>
      <text:p text:style-name="P15"/>
      <text:p text:style-name="P15">+ Si el valor buscado es menor al valor encontrado en el punto medio. Se modifican los puntos de referencia, se</text:p>
      <text:p text:style-name="P15">Se desestima el bloque de la derecha y se toma como punto final el punto medio-1.</text:p>
      <text:p text:style-name="P15"><text:soft-page-break/>+Si por el contrario el valor del punto medio es menor al valor buscado, Se modifica el punto de inicio en medio+1.</text:p>
      <text:p text:style-name="P15">"""</text:p>
      <text:p text:style-name="P15"/>
      <text:p text:style-name="Standard">def busqueda_binaria(lista_ordenada,valor):</text:p>
      <text:p text:style-name="Standard"/>
      <text:p text:style-name="Standard"><text:s text:c="4"/>position = -1 #Retorna -1 en caso de no hayar el elemento</text:p>
      <text:p text:style-name="Standard"/>
      <text:p text:style-name="Standard"><text:s text:c="4"/>inicio = 0</text:p>
      <text:p text:style-name="Standard"><text:s text:c="4"/>fin = len(lista_ordenada)-1</text:p>
      <text:p text:style-name="Standard"><text:s text:c="4"/>medio = (inicio + fin) // 2</text:p>
      <text:p text:style-name="Standard"><text:s text:c="4"/>num_paso = 0 #Contador de pasos</text:p>
      <text:p text:style-name="Standard"><text:s text:c="4"/></text:p>
      <text:p text:style-name="Standard"><text:s text:c="4"/>while inicio &lt;= fin and position == -1:</text:p>
      <text:p text:style-name="Standard"/>
      <text:p text:style-name="Standard"><text:s text:c="8"/>num_paso+=1</text:p>
      <text:p text:style-name="Standard"><text:s text:c="8"/>print(f'Paso numero: {num_paso}\n Se busca entre pos.inicio {inicio} y pos.fin {fin}\n Posicion medio: {medio}, Valor[medio] = {lista_ordenada[medio]}\n')</text:p>
      <text:p text:style-name="Standard"><text:s text:c="8"/></text:p>
      <text:p text:style-name="Standard"><text:s text:c="8"/>if lista_ordenada[medio] == valor:</text:p>
      <text:p text:style-name="Standard"><text:s text:c="12"/>position = medio</text:p>
      <text:p text:style-name="Standard"><text:s text:c="12"/></text:p>
      <text:p text:style-name="Standard"><text:s text:c="8"/>elif lista_ordenada[medio] &lt; valor:</text:p>
      <text:p text:style-name="Standard"><text:s text:c="12"/>inicio = medio+1</text:p>
      <text:p text:style-name="Standard"><text:s text:c="12"/>medio = (inicio + fin)//2</text:p>
      <text:p text:style-name="Standard"/>
      <text:p text:style-name="Standard"><text:s text:c="8"/>elif lista_ordenada[medio] &gt; valor:</text:p>
      <text:p text:style-name="Standard"><text:s text:c="12"/>fin = medio-1</text:p>
      <text:p text:style-name="Standard"><text:s text:c="12"/>medio = (inicio + fin)//2 <text:s text:c="7"/></text:p>
      <text:p text:style-name="Standard"><text:s text:c="4"/></text:p>
      <text:p text:style-name="Standard"><text:s text:c="4"/>return position</text:p>
      <text:p text:style-name="Standard"/>
      <text:p text:style-name="Standard"/>
      <text:p text:style-name="P21">ORDENAMIENTO POR BURBUJA:</text:p>
      <text:p text:style-name="Standard">#BUBBLE SORT: Itera una lista de n elementos por n veces cada elemento.</text:p>
      <text:p text:style-name="Standard"/>
      <text:p text:style-name="Standard">def bubble_sort(lista):</text:p>
      <text:p text:style-name="Standard"><text:s text:c="4"/></text:p>
      <text:p text:style-name="Standard"><text:s text:c="4"/>list_len = len(lista)</text:p>
      <text:p text:style-name="Standard"><text:s text:c="4"/>print(f'len = {list_len}')</text:p>
      <text:p text:style-name="Standard"/>
      <text:p text:style-name="P14"><text:s text:c="4"/>#for - range inicia iterando en 0 pero se detiene al llegar al valor máximo. No saliendo del indice permitido.</text:p>
      <text:p text:style-name="Standard"><text:s text:c="4"/>for i in range(list_len):</text:p>
      <text:p text:style-name="Standard"/>
      <text:p text:style-name="P14"><text:s text:c="4"/>#Voy a iterar hasta el último índice permitido pero le resto uno para poder comparar la posición j+1 sin salir del límite de la lista.</text:p>
      <text:p text:style-name="P14"><text:s text:c="4"/>#A su vez resto i para dejar fuera de comparación los últimos elementos ya ordenados. En el primer ciclo i = 0, ya en el segundo es i = 1 y así sucesivamente.</text:p>
      <text:p text:style-name="P14"># O(n) * O(n) = O(n**2) <text:s/>algoritmo de crecimiento cuadrático</text:p>
      <text:p text:style-name="P14"/>
      <text:p text:style-name="Standard"><text:s text:c="8"/>for j in range(list_len -1 -i): <text:s text:c="2"/></text:p>
      <text:p text:style-name="Standard"><text:soft-page-break/></text:p>
      <text:p text:style-name="Standard"><text:s text:c="12"/>if lista[j] &gt; lista[j+1]:</text:p>
      <text:p text:style-name="Standard"><text:s text:c="16"/>lista[j], lista[j+1] = lista[j+1], lista[j]</text:p>
      <text:p text:style-name="Standard"/>
      <text:p text:style-name="Standard"><text:s text:c="4"/>return lista</text:p>
      <text:p text:style-name="Standard"/>
      <text:p text:style-name="Standard"/>
      <text:p text:style-name="P20">ORDENAMIENTO POR INSERCIÓN:</text:p>
      <text:p text:style-name="Standard"/>
      <text:p text:style-name="Standard">No es recomendado para grandes <text:s/>volúmenes de datos.</text:p>
      <text:p text:style-name="Standard">Se caracteriza por no necesitar espacio en memoria para crear una lista ordenada.</text:p>
      <text:p text:style-name="Standard">Ordena los valores directamente en la lista ( en memoria) intercambiando los lugares entre datos.</text:p>
      <text:p text:style-name="Standard"/>
      <text:p text:style-name="Standard">import random</text:p>
      <text:p text:style-name="Standard"/>
      <text:p text:style-name="Standard"># INSERTION SORT:</text:p>
      <text:p text:style-name="Standard">"""</text:p>
      <text:p text:style-name="Standard">+Es un algoritmo que toma un elemento y lo compara con cada elemento a su izquierda, realizando un intercambio cuando este sea mayor.</text:p>
      <text:p text:style-name="Standard">+La iteración de la lista comienza con un bucle for principal desde la posición 1, no cero.</text:p>
      <text:p text:style-name="Standard">+Se itera n veces por cada n elementos.</text:p>
      <text:p text:style-name="Standard">+Para iterar hacia la izquierda <text:s/>necesito una segunda iteración con un bucle while ayudado por una variable que guarde la posición actual del índice del arreglo, este en cada repetición del ciclo irá descendiendo en -1.</text:p>
      <text:p text:style-name="Standard">+El segundo bucle se detiene cuando el indice de esta llegue a 0. Ya que no hay un valor a la izquierda de la posición cero.</text:p>
      <text:p text:style-name="Standard">+Cada vez que el valor en la posición izquierda [j-1], sea mayor a la posición actual [j], se realiza en intercambio de valorescon ayuda del almacenamiento en una variable temporal de un valor a sustituir.</text:p>
      <text:p text:style-name="Standard">+Como el ordenamiento se basa en empezar desde el inicio e ir acomodando hacia la izquierda, al momento de encontrar un valor a la izquierda que NO sea mayor, significa que el resto ya esta ordenado. Con esta condición podemos detener el bucle secundario.</text:p>
      <text:p text:style-name="Standard">"""</text:p>
      <text:p text:style-name="Standard"/>
      <text:p text:style-name="Standard">def insertion_sort(unordered_list):</text:p>
      <text:p text:style-name="Standard"/>
      <text:p text:style-name="Standard"><text:s text:c="4"/>for i in range(1, len(unordered_list)): #Bucle principal. Inicia desde la posición 1.</text:p>
      <text:p text:style-name="Standard"><text:s text:c="8"/></text:p>
      <text:p text:style-name="Standard"><text:s text:c="8"/>#Variable de ayuda para realizar una segunda iteración por cada elemento:</text:p>
      <text:p text:style-name="Standard"><text:s text:c="8"/>#Almacena la posición del índice i, para ir disminuyendo en -1 e iterar en reversa hasta la posición 0.</text:p>
      <text:p text:style-name="Standard"><text:s text:c="8"/>current_position = i</text:p>
      <text:p text:style-name="Standard"/>
      <text:p text:style-name="Standard"><text:s text:c="8"/>#El loop se detiene al alcanzar la posición cero y cuando los valores a la izquierda son menores al elemento actual que se compara.</text:p>
      <text:p text:style-name="Standard"><text:s text:c="8"/>while current_position &gt; 0 and unordered_list[current_position-1] &gt; unordered_list[current_position]:</text:p>
      <text:p text:style-name="Standard"/>
      <text:p text:style-name="Standard"><text:s text:c="8"/>#Cada que el valor a la izquierda es mayor, realiza un intercambio ayudado por una variable temporal.</text:p>
      <text:p text:style-name="Standard"><text:s text:c="12"/>temp_storage = unordered_list[current_position]</text:p>
      <text:p text:style-name="Standard"><text:s text:c="12"/>unordered_list[current_position] = unordered_list[current_position-1]</text:p>
      <text:p text:style-name="Standard"><text:soft-page-break/><text:s text:c="12"/>unordered_list[current_position-1] = temp_storage</text:p>
      <text:p text:style-name="Standard"><text:s text:c="12"/></text:p>
      <text:p text:style-name="Standard"><text:s text:c="12"/>current_position -= 1</text:p>
      <text:p text:style-name="Standard"/>
      <text:p text:style-name="Standard"/>
      <text:p text:style-name="P14">#Crear una lista con numeros aleatorios Sin repetir valores</text:p>
      <text:p text:style-name="Standard"/>
      <text:p text:style-name="Standard">def create_random_list():</text:p>
      <text:p text:style-name="Standard"><text:s text:c="4"/>tamano_lista = int(input("Tamano de la lista:\n "))</text:p>
      <text:p text:style-name="Standard"><text:s text:c="4"/>lista = []</text:p>
      <text:p text:style-name="Standard"/>
      <text:p text:style-name="Standard"><text:s text:c="4"/>#Mientras que la longitud no alcanzo el tamano indicado</text:p>
      <text:p text:style-name="Standard"><text:s text:c="4"/>#ramdon.randrange genera valores de 0 a el doble del tamaño de la lista. </text:p>
      <text:p text:style-name="Standard"><text:s text:c="4"/>#Si el valor no esta ya ingresado en la lista se ingresa al final.</text:p>
      <text:p text:style-name="Standard"><text:s text:c="4"/>while len(lista) &lt; tamano_lista:</text:p>
      <text:p text:style-name="Standard"><text:s text:c="12"/></text:p>
      <text:p text:style-name="Standard"><text:s text:c="8"/>number = random.randint(0,tamaño_lista*2)</text:p>
      <text:p text:style-name="Standard"/>
      <text:p text:style-name="Standard"><text:s text:c="8"/>if number not in lista:</text:p>
      <text:p text:style-name="Standard"><text:s text:c="12"/>lista.append(number) <text:s text:c="3"/>#Inserta al final</text:p>
      <text:p text:style-name="Standard"/>
      <text:p text:style-name="Standard"><text:s text:c="4"/>print(f'Lista creada:\n{lista}\n')</text:p>
      <text:p text:style-name="Standard"><text:s text:c="4"/>return lista</text:p>
      <text:p text:style-name="Standard"/>
      <text:p text:style-name="Standard">if __name__ == '__main__':</text:p>
      <text:p text:style-name="Standard"><text:s text:c="4"/></text:p>
      <text:p text:style-name="Standard"><text:s text:c="4"/>lista = create_random_list()</text:p>
      <text:p text:style-name="Standard"/>
      <text:p text:style-name="Standard"><text:s text:c="4"/>insertion_sort(lista)</text:p>
      <text:p text:style-name="Standard"><text:s text:c="4"/>print(lista)</text:p>
      <text:p text:style-name="Standard"/>
      <text:p text:style-name="Standard"/>
      <text:p text:style-name="P18">¿Cómo leer dos listas de registros a la vez y unificarlos en una tercer lista?</text:p>
      <text:p text:style-name="P18"/>
      <text:p text:style-name="P26">#Función para unir el contenido de dos listas en valores ordenados.</text:p>
      <text:p text:style-name="P26">#Se deben recibir ambas listas ordenadas.</text:p>
      <text:p text:style-name="P26">def fusion_list(lista_pri, lista_sec):</text:p>
      <text:p text:style-name="P26"><text:s text:c="4"/>#Necesito dos iteradores: uno para cada lista, iniciando en 0.</text:p>
      <text:p text:style-name="P26"><text:s text:c="4"/>i = 0</text:p>
      <text:p text:style-name="P26"><text:s text:c="4"/>j = 0</text:p>
      <text:p text:style-name="P26"/>
      <text:p text:style-name="P26"><text:s text:c="4"/>#Declarar una nueva lista la cual recibira los elementos a través del método append().</text:p>
      <text:p text:style-name="P26"><text:s text:c="4"/></text:p>
      <text:p text:style-name="P26"><text:s text:c="4"/>nueva_lista = list()</text:p>
      <text:p text:style-name="P26"/>
      <text:p text:style-name="P26"><text:s text:c="4"/>"""Explicación Lectura de dos listas a la vez:</text:p>
      <text:p text:style-name="P26"><text:s text:c="4"/>+ Mientras ninguna de las dos listas haya alcanzado su longitud límite,</text:p>
      <text:p text:style-name="P26"><text:s text:c="4"/>se compara cada elemento i, j de cada lista.</text:p>
      <text:p text:style-name="P26"><text:s text:c="4"/>+ Después de realizar la operación ( en este caso añadir el menor a una nueva lista)</text:p>
      <text:p text:style-name="P26"><text:s text:c="4"/>se incrementa el índice de una lista para pasar al siguiente elemento.</text:p>
      <text:p text:style-name="P26"><text:s text:c="4"/></text:p>
      <text:p text:style-name="P26"><text:soft-page-break/><text:s text:c="4"/>+ Cuando una lista no pueda seguir iterando se pasa al bloque correspondiente a la lista que tiene elementos.</text:p>
      <text:p text:style-name="P26"><text:s text:c="4"/>Este bloque inserta los elementos restantes uno a uno.</text:p>
      <text:p text:style-name="P26"><text:s text:c="4"/>También puedo utilizar el método extend()</text:p>
      <text:p text:style-name="P26"><text:s text:c="4"/>"""</text:p>
      <text:p text:style-name="P26"><text:s text:c="4"/>while i &lt; len(lista_pri) and j &lt; len(lista_sec):</text:p>
      <text:p text:style-name="P26"/>
      <text:p text:style-name="P26"><text:s text:c="8"/>if lista_pri[i] &lt;= lista_sec[j]:</text:p>
      <text:p text:style-name="P26"><text:s text:c="12"/>nueva_lista.append(lista_pri[i])</text:p>
      <text:p text:style-name="P26"><text:s text:c="12"/>i += 1</text:p>
      <text:p text:style-name="P26"><text:s text:c="8"/>else:</text:p>
      <text:p text:style-name="P26"><text:s text:c="12"/>nueva_lista.append(lista_sec[j])</text:p>
      <text:p text:style-name="P26"><text:s text:c="12"/>j += 1</text:p>
      <text:p text:style-name="P26"/>
      <text:p text:style-name="P26"><text:s text:c="8"/>print(nueva_lista)</text:p>
      <text:p text:style-name="P26"/>
      <text:p text:style-name="P26"><text:s text:c="4"/>while i &lt; len(lista_pri):</text:p>
      <text:p text:style-name="P26"><text:s text:c="8"/>nueva_lista.append(lista_pri[i])</text:p>
      <text:p text:style-name="P26"><text:s text:c="8"/>i += 1</text:p>
      <text:p text:style-name="P26"><text:s text:c="4"/></text:p>
      <text:p text:style-name="P26"><text:s text:c="4"/>while j &lt; len(lista_sec):</text:p>
      <text:p text:style-name="P26"><text:s text:c="8"/>nueva_lista.append(lista_sec[j])</text:p>
      <text:p text:style-name="P26"><text:s text:c="8"/>j += 1</text:p>
      <text:p text:style-name="P26"/>
      <text:p text:style-name="P26"><text:s text:c="4"/>return nueva_lista</text:p>
      <text:p text:style-name="P26"/>
      <text:p text:style-name="P26"/>
      <text:p text:style-name="P26"/>
      <text:p text:style-name="P2">MERGE_SORT:</text:p>
      <text:p text:style-name="P30">El ordenamiento por mezcla:</text:p>
      <text:p text:style-name="P30"/>
      <text:p text:style-name="P30">def create_random_lista():</text:p>
      <text:p text:style-name="P30"><text:s text:c="4"/>tamano_lista = int(input("Tamano de la lista:\n "))</text:p>
      <text:p text:style-name="P30"><text:s text:c="4"/>lista = []</text:p>
      <text:p text:style-name="P30"/>
      <text:p text:style-name="P30"><text:s text:c="4"/>#Mientras que la longitud no alcanzo el tamano indicado</text:p>
      <text:p text:style-name="P30"><text:s text:c="4"/>#ramdon.randrange genera valores de 0 al doble del tamano de la lista para no generar números consecutivos. </text:p>
      <text:p text:style-name="P30"><text:s text:c="4"/>#Si el valor no esta ya ingresado en la lista se ingresa al final.</text:p>
      <text:p text:style-name="P30"><text:s text:c="4"/>while len(lista) &lt; tamano_lista:</text:p>
      <text:p text:style-name="P30"><text:s text:c="12"/></text:p>
      <text:p text:style-name="P30"><text:s text:c="8"/>number = random.randint(0,tamano_lista*2)</text:p>
      <text:p text:style-name="P30"/>
      <text:p text:style-name="P30"><text:s text:c="8"/>if number not in lista:</text:p>
      <text:p text:style-name="P30"><text:s text:c="12"/>lista.append(number) <text:s text:c="3"/>#Inserta al final</text:p>
      <text:p text:style-name="P30"/>
      <text:p text:style-name="P30"><text:s text:c="4"/>print(f'lista creada:\n{lista}\n')</text:p>
      <text:p text:style-name="P30"><text:s text:c="4"/>return lista</text:p>
      <text:p text:style-name="P30"/>
      <text:p text:style-name="P30">def merge_sort(lista):</text:p>
      <text:p text:style-name="P30"/>
      <text:p text:style-name="P30"><text:s text:c="4"/>#PRIMERA ETAPA:</text:p>
      <text:p text:style-name="P30"><text:s text:c="4"/># + Recibir una lista, obtener su punto medio y crear dos sublistas</text:p>
      <text:p text:style-name="P30"><text:s text:c="4"/># + La función recursiva divide las listas hasta que quede en un elemento</text:p>
      <text:p text:style-name="P30"><text:s text:c="4"/></text:p>
      <text:p text:style-name="P30"><text:s text:c="4"/>if len(lista)&gt;1:</text:p>
      <text:p text:style-name="P30"><text:s text:c="8"/>middle_point = len(lista)//2</text:p>
      <text:p text:style-name="P30"><text:s text:c="8"/>left = lista[:middle_point] #retorna una lista con los valores desde el inicio, excluyendo el indice indicado.</text:p>
      <text:p text:style-name="P30"><text:s text:c="8"/>right = lista[middle_point:] #retorna una lista con los valores del indice incluido hasta el final.</text:p>
      <text:p text:style-name="P30"><text:s text:c="8"/></text:p>
      <text:p text:style-name="P30"><text:s text:c="8"/>print('*'*5,left,'*'*5,right,'*'*5)</text:p>
      <text:p text:style-name="P30"/>
      <text:p text:style-name="P30"><text:s text:c="4"/># Etapa recursiva se ejecutarà hasta que los elementos no puedan dividirse y comiencen a retornar un elemento individual. <text:s text:c="3"/></text:p>
      <text:p text:style-name="P30"><text:s text:c="8"/>value_left = merge_sort(left) </text:p>
      <text:p text:style-name="P30"><text:s text:c="8"/>value_right = merge_sort(right)</text:p>
      <text:p text:style-name="P30"/>
      <text:p text:style-name="P30"><text:s text:c="4"/>#SEGUNDA ETAPA: Unir los bloques</text:p>
      <text:p text:style-name="P30"><text:s text:c="4"/># + Cada bloque unido y ordenado lo retorno como una lista nueva.</text:p>
      <text:p text:style-name="P30"><text:s text:c="4"/># + A esta lista temporal se le irán insertando los valores ordenados.</text:p>
      <text:p text:style-name="P30"><text:s text:c="4"/># + Necesito dos iteradores para leer valor a valor y comparar dos listas a la vez.</text:p>
      <text:p text:style-name="P30"><text:s text:c="4"/></text:p>
      <text:p text:style-name="P30"><text:s text:c="8"/>i = 0</text:p>
      <text:p text:style-name="P30"><text:s text:c="8"/>j = 0 <text:s text:c="3"/></text:p>
      <text:p text:style-name="P30"/>
      <text:p text:style-name="P30"><text:s text:c="8"/>temp_lista = lista() </text:p>
      <text:p text:style-name="P30"/>
      <text:p text:style-name="P30"><text:s text:c="8"/>#Se recorren ambas listas accediendo a cada valor con el indice e incrementandolo al</text:p>
      <text:p text:style-name="P30"><text:s text:c="8"/>#siguiente valor para seguir comparando.</text:p>
      <text:p text:style-name="P30"><text:soft-page-break/><text:s text:c="8"/># La condición es que ambas listas tengan aún elementos por recorrer. </text:p>
      <text:p text:style-name="P30"><text:s text:c="8"/>while i &lt; len(value_left) and j &lt; len(value_right): </text:p>
      <text:p text:style-name="P30"/>
      <text:p text:style-name="P30"><text:s text:c="12"/>if value_left[i] &lt;= value_right[j]:</text:p>
      <text:p text:style-name="P30"><text:s text:c="16"/>temp_lista.append(value_left[i])</text:p>
      <text:p text:style-name="P30"><text:s text:c="16"/>i += 1</text:p>
      <text:p text:style-name="P30"><text:s text:c="12"/>else:</text:p>
      <text:p text:style-name="P30"><text:s text:c="16"/>temp_lista.append(value_right[j])</text:p>
      <text:p text:style-name="P30"><text:s text:c="16"/>j += 1</text:p>
      <text:p text:style-name="P30"><text:s text:c="8"/></text:p>
      <text:p text:style-name="P30"><text:s text:c="8"/>#Cuando quedan elementos solo en una de las listas, esta se recorre hasta agregar todos los elementos restantes</text:p>
      <text:p text:style-name="P30"><text:s text:c="8"/># a la lista armada.</text:p>
      <text:p text:style-name="P30"><text:s text:c="8"/>while i &lt; len(value_left):</text:p>
      <text:p text:style-name="P30"><text:s text:c="12"/>temp_lista.append(value_left[i])</text:p>
      <text:p text:style-name="P30"><text:s text:c="12"/>i += 1</text:p>
      <text:p text:style-name="P30"/>
      <text:p text:style-name="P30"><text:s text:c="8"/>while j &lt; len(value_right):</text:p>
      <text:p text:style-name="P30"><text:s text:c="12"/>temp_lista.append(value_right[j])</text:p>
      <text:p text:style-name="P30"><text:s text:c="12"/>j += 1</text:p>
      <text:p text:style-name="P30"/>
      <text:p text:style-name="P30"><text:s text:c="8"/>print('-'*3,temp_lista,'-'*3)</text:p>
      <text:p text:style-name="P30"><text:s text:c="8"/>return temp_lista</text:p>
      <text:p text:style-name="P30"/>
      <text:p text:style-name="P30"><text:s text:c="4"/>#Cuando las sublistas lleguen a contar con un elemento retorna una lista de un valor.</text:p>
      <text:p text:style-name="P30"><text:s text:c="4"/>if len(lista)&lt;=1:</text:p>
      <text:p text:style-name="P30"><text:s text:c="8"/>print('Retorna:','*'*5,lista,'*'*5)</text:p>
      <text:p text:style-name="P30"><text:s text:c="8"/>return lista</text:p>
      <text:p text:style-name="P23"/>
      <text:p text:style-name="P23"/>
      <text:p text:style-name="P19"><draw:frame draw:style-name="fr4" draw:name="Imagen9" text:anchor-type="char" svg:x="-0.529cm" svg:y="2.011cm" svg:width="9.583cm" svg:height="14.316cm" draw:z-index="8"><draw:image xlink:href="Pictures/10000000000001E2000002D035F62381AD1FA746.png" xlink:type="simple" xlink:show="embed" xlink:actuate="onLoad" loext:mime-type="image/png"/></draw:frame><draw:frame draw:style-name="fr3" draw:name="Imagen8" text:anchor-type="char" svg:x="9.938cm" svg:y="0.377cm" svg:width="7.073cm" svg:height="16.104cm" draw:z-index="7"><draw:image xlink:href="Pictures/10000000000001250000029B765136786D0E0EFF.png" xlink:type="simple" xlink:show="embed" xlink:actuate="onLoad" loext:mime-type="image/png"/></draw:frame><text:soft-page-break/></text:p>
      <text:p text:style-name="P19"/>
      <text:p text:style-name="P19"/>
      <text:p text:style-name="P19"/>
      <text:p text:style-name="P19"/>
      <text:p text:style-name="P1"/>
      <text:p text:style-name="P39"/>
      <text:p text:style-name="P43"><text:span text:style-name="Fuente_20_de_20_párrafo_20_predeter."><text:span text:style-name="T15">PROGRAMACI</text:span></text:span><text:span text:style-name="Fuente_20_de_20_párrafo_20_predeter."><text:span text:style-name="T16">ÓN EN PYTHON</text:span></text:span></text:p>
      <text:p text:style-name="P44"/>
      <text:p text:style-name="P47">POO:</text:p>
      <text:p text:style-name="P47"/>
      <text:list xml:id="list2404582246" text:style-name="L2">
        <text:list-item>
          <text:p text:style-name="P56"><text:span text:style-name="Fuente_20_de_20_párrafo_20_predeter."><text:span text:style-name="T9">El paradigma de Programación orientada a objetos permite la separación por módulos de un programa mediante la creación de clases. Mayor escalabilidad.</text:span></text:span></text:p>
        </text:list-item>
        <text:list-item>
          <text:p text:style-name="P56"><text:span text:style-name="Fuente_20_de_20_párrafo_20_predeter."><text:span text:style-name="T9">Las clases son un conjunto de datos, las instancias son las clases convertidas en objetos cuando esos datos toman valores. Los métodos son las interacciones que se permite realizar sobre esos datos, ya sea mostrar, actualizar, eliminar.</text:span></text:span></text:p>
        </text:list-item>
        <text:list-item>
          <text:p text:style-name="P56"><text:span text:style-name="Fuente_20_de_20_párrafo_20_predeter."><text:span text:style-name="T9">El garbage collector de Python se ocupa de eliminar de memoria las instancias que ya no están siendo utilizadas.</text:span></text:span></text:p>
        </text:list-item>
        <text:list-item>
          <text:p text:style-name="P56"><text:span text:style-name="Fuente_20_de_20_párrafo_20_predeter."><text:span text:style-name="T9">La palabra reservada para crear clases es: <text:s text:c="2"/></text:span></text:span><text:span text:style-name="Fuente_20_de_20_párrafo_20_predeter."><text:span text:style-name="T11">class &lt;nombre de la clase&gt; (&lt;super clase&gt;):</text:span></text:span></text:p>
        </text:list-item>
        <text:list-item>
          <text:p text:style-name="P56"><text:span text:style-name="Fuente_20_de_20_párrafo_20_predeter."><text:span text:style-name="T9">La instancia se crea: </text:span></text:span><text:span text:style-name="Fuente_20_de_20_párrafo_20_predeter."><text:span text:style-name="T11">&lt;variable&gt; = &lt;nombre de la clase&gt;(&lt;argumentos&gt;)</text:span></text:span></text:p>
        </text:list-item>
        <text:list-item>
          <text:p text:style-name="P56"><text:span text:style-name="Fuente_20_de_20_párrafo_20_predeter."><text:span text:style-name="T9">Los atributos se determinan dentro de la función constructor.</text:span></text:span></text:p>
        </text:list-item>
        <text:list-item>
          <text:p text:style-name="P56"><text:span text:style-name="Fuente_20_de_20_párrafo_20_predeter."><text:span text:style-name="T9">Se utiliza el keyword self para hacer referencia a la clase misma al indicar la asignación de un parámetro: </text:span></text:span><text:span text:style-name="Fuente_20_de_20_párrafo_20_predeter."><text:span text:style-name="T11"><text:s/>self.atributo = parámetro</text:span></text:span></text:p>
        </text:list-item>
        <text:list-item>
          <text:p text:style-name="P56"><text:span text:style-name="Fuente_20_de_20_párrafo_20_predeter."><text:span text:style-name="T9">El constructor de la clase es: </text:span></text:span><text:span text:style-name="Fuente_20_de_20_párrafo_20_predeter."><text:span text:style-name="T11">def __init__(self, parámetro1, parámetro2):</text:span></text:span></text:p>
        </text:list-item>
        <text:list-item>
          <text:p text:style-name="P56"><text:span text:style-name="Fuente_20_de_20_párrafo_20_predeter."><text:span text:style-name="T9">Hay parámetros por default </text:span></text:span><text:span text:style-name="Fuente_20_de_20_párrafo_20_predeter."><text:span text:style-name="T11">parámetro1 = `lento`</text:span></text:span></text:p>
        </text:list-item>
        <text:list-item>
          <text:p text:style-name="P56"><text:span text:style-name="Fuente_20_de_20_párrafo_20_predeter."><text:span text:style-name="T9">Por convención los atributos y métodos privados se especifican anteponiendo un guion bajo: </text:span></text:span><text:span text:style-name="Fuente_20_de_20_párrafo_20_predeter."><text:span text:style-name="T11">_nombreAtributo </text:span></text:span><text:span text:style-name="Fuente_20_de_20_párrafo_20_predeter."><text:span text:style-name="T9">o </text:span></text:span><text:span text:style-name="Fuente_20_de_20_párrafo_20_predeter."><text:span text:style-name="T11"><text:s/>def _nombreMétodo():</text:span></text:span></text:p>
        </text:list-item>
        <text:list-item>
          <text:p text:style-name="P56"><text:span text:style-name="Fuente_20_de_20_párrafo_20_predeter."><text:span text:style-name="T9">El punto de entrada es la línea a partir de la cual el programa empieza a correr cuando se lo ejecuta a través de la terminal: </text:span></text:span><text:span text:style-name="Fuente_20_de_20_párrafo_20_predeter."><text:span text:style-name="T11"><text:s/>if __name__ = `__main__`:</text:span></text:span></text:p>
        </text:list-item>
        <text:list-item>
          <text:p text:style-name="P56"><text:span text:style-name="Fuente_20_de_20_párrafo_20_predeter."><text:span text:style-name="T9">Para atributos son inicializar se usa la keyword </text:span></text:span><text:span text:style-name="Fuente_20_de_20_párrafo_20_predeter."><text:span text:style-name="T11">None</text:span></text:span><text:span text:style-name="Fuente_20_de_20_párrafo_20_predeter."><text:span text:style-name="T9">.</text:span></text:span></text:p>
        </text:list-item>
        <text:list-item>
          <text:p text:style-name="P56"><text:span text:style-name="Fuente_20_de_20_párrafo_20_predeter."><text:span text:style-name="T9">Usar </text:span></text:span><text:span text:style-name="Fuente_20_de_20_párrafo_20_predeter."><text:span text:style-name="T11">pass </text:span></text:span><text:span text:style-name="Fuente_20_de_20_párrafo_20_predeter."><text:span text:style-name="T9">para definir que en una función no hay un bloque de código escrito.</text:span></text:span></text:p>
        </text:list-item>
        <text:list-item>
          <text:p text:style-name="P56"><text:span text:style-name="Fuente_20_de_20_párrafo_20_predeter."><text:span text:style-name="T9">Añadir una variable a una cadena de texto: </text:span></text:span><text:span text:style-name="Fuente_20_de_20_párrafo_20_predeter."><text:span text:style-name="T11">(f`</text:span></text:span><text:span text:style-name="Fuente_20_de_20_párrafo_20_predeter."><text:span text:style-name="T9">cadena de texto</text:span></text:span><text:span text:style-name="Fuente_20_de_20_párrafo_20_predeter."><text:span text:style-name="T11">{variable}`)</text:span></text:span><text:span text:style-name="Fuente_20_de_20_párrafo_20_predeter."><text:span text:style-name="T9">.</text:span></text:span></text:p>
        </text:list-item>
        <text:list-item>
          <text:p text:style-name="P56"><text:span text:style-name="Fuente_20_de_20_párrafo_20_predeter."><text:span text:style-name="T9">Uso </text:span></text:span><text:span text:style-name="Fuente_20_de_20_párrafo_20_predeter."><text:span text:style-name="T11">isinstance(valor, clase) </text:span></text:span><text:span text:style-name="Fuente_20_de_20_párrafo_20_predeter."><text:span text:style-name="T9">para validar que un objeto corresponda a una clase. Por ejemplo, para asegurar que el valor ingresado sea un valor entero o un float: </text:span></text:span><text:span text:style-name="Fuente_20_de_20_párrafo_20_predeter."><text:span text:style-name="T11">isinstance(number, float)</text:span></text:span><text:span text:style-name="Fuente_20_de_20_párrafo_20_predeter."><text:span text:style-name="T13">.</text:span></text:span></text:p>
        </text:list-item>
      </text:list>
      <text:p text:style-name="P41"/>
      <text:list xml:id="list144704706134847" text:continue-numbering="true" text:style-name="L2">
        <text:list-item>
          <text:p text:style-name="P56"><text:span text:style-name="Fuente_20_de_20_párrafo_20_predeter."><text:span text:style-name="T11">Convertir datos a minúscula: .lower()</text:span></text:span></text:p>
        </text:list-item>
      </text:list>
      <text:p text:style-name="P50"/>
      <text:list xml:id="list144704224105840" text:continue-numbering="true" text:style-name="L2">
        <text:list-item>
          <text:p text:style-name="P56"><text:span text:style-name="Fuente_20_de_20_párrafo_20_predeter."><text:span text:style-name="T9">Operador in: si un elemento esta dentro de una lista.</text:span></text:span></text:p>
        </text:list-item>
      </text:list>
      <text:p text:style-name="P50"/>
      <text:list xml:id="list144704432182284" text:continue-numbering="true" text:style-name="L2">
        <text:list-item>
          <text:p text:style-name="P56"><text:span text:style-name="Fuente_20_de_20_párrafo_20_predeter."><text:span text:style-name="T9">Separar una cadena: .split(‘separador’)</text:span></text:span></text:p>
        </text:list-item>
        <text:list-item>
          <text:p text:style-name="P56"><text:span text:style-name="Fuente_20_de_20_párrafo_20_predeter."><text:span text:style-name="T9">Dividir por enteros ( NO obtener decimales) <text:s/>“ <text:s/>// <text:s text:c="2"/>“</text:span></text:span></text:p>
        </text:list-item>
      </text:list>
      <text:p text:style-name="P50"/>
      <text:p text:style-name="P50"/>
      <text:p text:style-name="P41">CONVENCIONES AL ESCRIBIR CÓDIGO:</text:p>
      <text:list xml:id="list709197710" text:style-name="L3">
        <text:list-item>
          <text:p text:style-name="P57"><text:span text:style-name="Fuente_20_de_20_párrafo_20_predeter."><text:span text:style-name="T9">Las funciones o nombres de variables compuestos se escriben comenzando en minúscula y separados por guión bajo.</text:span></text:span></text:p>
        </text:list-item>
        <text:list-item>
          <text:p text:style-name="P57"><text:soft-page-break/><text:span text:style-name="Fuente_20_de_20_párrafo_20_predeter."><text:span text:style-name="T9">Las clases comienzan con Mayúscula.</text:span></text:span></text:p>
        </text:list-item>
        <text:list-item>
          <text:p text:style-name="P57"><text:span text:style-name="Fuente_20_de_20_párrafo_20_predeter."><text:span text:style-name="T9">Atributos protegidos con un guión bajo, privados con dos.</text:span></text:span></text:p>
        </text:list-item>
      </text:list>
      <text:p text:style-name="P41"/>
      <text:p text:style-name="Normal"><text:span text:style-name="Fuente_20_de_20_párrafo_20_predeter."><text:span text:style-name="T13">DECOMPOSICIÓN:</text:span></text:span><text:span text:style-name="Fuente_20_de_20_párrafo_20_predeter."><text:span text:style-name="T9"> Se trata de dividir un problema en problemas más pequeños mediante clases. Cada clase se encarga de una parte del problema. Permite un mejor mantenimiento del programa y abstraernos del funcionamiento interno de los componentes.</text:span></text:span></text:p>
      <text:p text:style-name="Normal"><text:span text:style-name="Fuente_20_de_20_párrafo_20_predeter."><text:span text:style-name="T13">ABSTRACCIÓN:</text:span></text:span><text:span text:style-name="Fuente_20_de_20_párrafo_20_predeter."><text:span text:style-name="T9"> Saber separar lo que es importante de lo que es secundario, por ejemplo, la composición interna de un método. Lo importante es conocer que hace, que necesita y que retorna. No pensar en cómo están conformadas las cosas internamente. Se utiliza para esto la especificación de atributos y métodos privados que no le interesan al usuario. Por ejemplo, solo encender un lavarropas, pero no mostrar los pasos internos.</text:span></text:span></text:p>
      <text:p text:style-name="P43"><text:span text:style-name="Fuente_20_de_20_párrafo_20_predeter."><text:span text:style-name="T18"><draw:frame draw:style-name="fr2" draw:name="Imagen 1" text:anchor-type="as-char" svg:y="0cm" svg:width="12.575cm" style:rel-width="scale" svg:height="6.403cm" style:rel-height="scale" draw:z-index="0"><draw:image xlink:href="Pictures/10000000000004480000022EF9DC4F749D041F7F.png" xlink:type="simple" xlink:show="embed" xlink:actuate="onLoad" loext:mime-type="image/png"/></draw:frame></text:span></text:span></text:p>
      <text:list xml:id="list628270442" text:style-name="L4">
        <text:list-item>
          <text:p text:style-name="P59">Las funciones en Python se toman como objetos de primera clase, pueden ser utilizados como argumentos como cualquier otro objeto.</text:p>
        </text:list-item>
        <text:list-item>
          <text:p text:style-name="P58"><text:span text:style-name="Fuente_20_de_20_párrafo_20_predeter."><text:span text:style-name="T9">Función decoradora: Se denomina a una función que recibe como parámetro una función para añadir nuevas funcionalidades y luego retorna una función. Dentro del bloque de código se establecen acciones propias del decorador, o se declara una función interna llamada </text:span></text:span><text:span text:style-name="Fuente_20_de_20_párrafo_20_predeter."><text:span text:style-name="T11">wrapper</text:span></text:span><text:span text:style-name="Fuente_20_de_20_párrafo_20_predeter."><text:span text:style-name="T9"> que las llevará a cabo y ejecuta la función recibida. Se retorna la función interior. Se retorna sin los parentesís </text:span></text:span><text:span text:style-name="Fuente_20_de_20_párrafo_20_predeter."><text:span text:style-name="T11">return funciónInterna</text:span></text:span><text:span text:style-name="Fuente_20_de_20_párrafo_20_predeter."><text:span text:style-name="T9">. Se utiliza para añadir funcionalidades a un grupo de funciones sin necesidad de modificar los códigos de las mismas una por una, esto colocando la sintaxis </text:span></text:span><text:span text:style-name="Fuente_20_de_20_párrafo_20_predeter."><text:span text:style-name="T11">@funcionDecoradora </text:span></text:span><text:span text:style-name="Fuente_20_de_20_párrafo_20_predeter."><text:span text:style-name="T9">justo por encima de la declaración de la función que decora. Un uso práctico es la conexión y cierre con las bases de datos.</text:span></text:span></text:p>
        </text:list-item>
      </text:list>
      <text:p text:style-name="P51"/>
      <text:p text:style-name="P53"><text:span text:style-name="Fuente_20_de_20_párrafo_20_predeter."><text:span text:style-name="T18"><draw:frame draw:style-name="fr2" draw:name="Imagen 2" text:anchor-type="as-char" svg:y="0cm" svg:width="6.456cm" style:rel-width="scale" svg:height="8.132cm" style:rel-height="scale" draw:z-index="1"><draw:image xlink:href="Pictures/100000000000019C0000020717E24D2B9513ACC4.png" xlink:type="simple" xlink:show="embed" xlink:actuate="onLoad" loext:mime-type="image/png"/></draw:frame></text:span></text:span></text:p>
      <text:p text:style-name="P53"><text:soft-page-break/><text:span text:style-name="Fuente_20_de_20_párrafo_20_predeter."><text:span text:style-name="T18"><draw:frame draw:style-name="fr2" draw:name="Imagen 3" text:anchor-type="as-char" svg:y="0cm" svg:width="7.84cm" style:rel-width="scale" svg:height="5.953cm" style:rel-height="scale" draw:z-index="2"><draw:image xlink:href="Pictures/10000000000001AC00000145B46D3C60600AD9EF.png" xlink:type="simple" xlink:show="embed" xlink:actuate="onLoad" loext:mime-type="image/png"/></draw:frame></text:span></text:span></text:p>
      <text:p text:style-name="P52"/>
      <text:p text:style-name="P54"><text:span text:style-name="Fuente_20_de_20_párrafo_20_predeter."><text:span text:style-name="T13">MANIPULAR ATRIBUTOS PRIVADOS:</text:span></text:span><text:span text:style-name="Fuente_20_de_20_párrafo_20_predeter."><text:span text:style-name="T9"> @property, @.setter</text:span></text:span></text:p>
      <text:p text:style-name="P52">Por convención el atributo o método privado se identifica con la anteposición del guión bajo al nombre de la variable o función.</text:p>
      <text:p text:style-name="P54"><text:span text:style-name="Fuente_20_de_20_párrafo_20_predeter."><text:span text:style-name="T9">Cualquier desarrollador debe entender que esto significa que no debe manipularse directamente estos valores, si existiera las funciones getter y setter para acceder a ellos. Se identifican con los decoradores </text:span></text:span><text:span text:style-name="Fuente_20_de_20_párrafo_20_predeter."><text:span text:style-name="T11">@property</text:span></text:span><text:span text:style-name="Fuente_20_de_20_párrafo_20_predeter."><text:span text:style-name="T9">.</text:span></text:span></text:p>
      <text:p text:style-name="P52">Property funciona como el getter. Convierte una función en un atributo, para ello el nombre de la función debe ser del nombre del atributo privado. Recibe como parámetros el objeto en si mimo self. Dentro de su desarrollo se accede al atributo privado con la doc notation.</text:p>
      <text:p text:style-name="P54"><text:span text:style-name="Fuente_20_de_20_párrafo_20_predeter."><text:span text:style-name="T9">Para settear un atributo privado se vuelve a designar una función con el nombre del atributo. Se antepone el decorador </text:span></text:span><text:span text:style-name="Fuente_20_de_20_párrafo_20_predeter."><text:span text:style-name="T11">@&lt;nombre del atributo&gt;.setter</text:span></text:span><text:span text:style-name="Fuente_20_de_20_párrafo_20_predeter."><text:span text:style-name="T9">. La función recibe como parámetro la referencia al objeto, y el valor nuevo. Dentro se accede a los atributos o métodos privados. En el programa principal se llama a la instancia y a la función decorada con doc notation y se le asigna con = el valor nuevo, </text:span></text:span><text:span text:style-name="Fuente_20_de_20_párrafo_20_predeter."><text:span text:style-name="T11">Objeto.atributo=valor</text:span></text:span><text:span text:style-name="Fuente_20_de_20_párrafo_20_predeter."><text:span text:style-name="T9"> . <text:s/>Sin este decorador no es posible asignar un nuevo valor sin acceder directamente al atributo privado.</text:span></text:span></text:p>
      <text:p text:style-name="P54"><text:span text:style-name="Fuente_20_de_20_párrafo_20_predeter."><text:span text:style-name="T9">Nota:La función decorada con el setter puede tener cualquier nombre, pero para asignar un nuevo valor se debe <text:s/>acceder con el nombre de la función convertida a atributo con </text:span></text:span><text:span text:style-name="Fuente_20_de_20_párrafo_20_predeter."><text:span text:style-name="T13">property</text:span></text:span><text:span text:style-name="Fuente_20_de_20_párrafo_20_predeter."><text:span text:style-name="T9">.</text:span></text:span></text:p>
      <text:p text:style-name="P55"/>
      <text:p text:style-name="P53"><text:span text:style-name="Fuente_20_de_20_párrafo_20_predeter."><text:span text:style-name="T18"><draw:frame draw:style-name="fr2" draw:name="Imagen 4" text:anchor-type="as-char" svg:y="0cm" svg:width="11.737cm" style:rel-width="scale" svg:height="6.976cm" style:rel-height="scale" draw:z-index="3"><draw:image xlink:href="Pictures/1000000000000355000001FBBA980F1BD2888942.png" xlink:type="simple" xlink:show="embed" xlink:actuate="onLoad" loext:mime-type="image/png"/></draw:frame></text:span></text:span></text:p>
      <text:p text:style-name="P53"><text:span text:style-name="Fuente_20_de_20_párrafo_20_predeter."><text:span text:style-name="T18"><draw:frame draw:style-name="fr2" draw:name="Imagen 5" text:anchor-type="as-char" svg:y="0cm" svg:width="10.761cm" style:rel-width="scale" svg:height="3.477cm" style:rel-height="scale" draw:z-index="4"><draw:image xlink:href="Pictures/100000000000022A000000B3376FD506B3BCAD72.png" xlink:type="simple" xlink:show="embed" xlink:actuate="onLoad" loext:mime-type="image/png"/></draw:frame></text:span></text:span></text:p>
      <text:p text:style-name="P55"/>
      <text:p text:style-name="P55"/>
      <text:p text:style-name="P55"/>
      <text:p text:style-name="P48"><text:span text:style-name="Fuente_20_de_20_párrafo_20_predeter."><text:span text:style-name="T19">class</text:span></text:span><text:span text:style-name="Fuente_20_de_20_párrafo_20_predeter."><text:span text:style-name="T20"> </text:span></text:span><text:span text:style-name="Fuente_20_de_20_párrafo_20_predeter."><text:span text:style-name="T21">Personaje</text:span></text:span><text:span text:style-name="Fuente_20_de_20_párrafo_20_predeter."><text:span text:style-name="T20">:</text:span></text:span></text:p>
      <text:p text:style-name="P49"><text:soft-page-break/></text:p>
      <text:p text:style-name="P48"><text:span text:style-name="Fuente_20_de_20_párrafo_20_predeter."><text:span text:style-name="T20">    </text:span></text:span><text:span text:style-name="Fuente_20_de_20_párrafo_20_predeter."><text:span text:style-name="T19">def</text:span></text:span><text:span text:style-name="Fuente_20_de_20_párrafo_20_predeter."><text:span text:style-name="T20"> </text:span></text:span><text:span text:style-name="Fuente_20_de_20_párrafo_20_predeter."><text:span text:style-name="T22">__init__</text:span></text:span><text:span text:style-name="Fuente_20_de_20_párrafo_20_predeter."><text:span text:style-name="T20">(</text:span></text:span><text:span text:style-name="Fuente_20_de_20_párrafo_20_predeter."><text:span text:style-name="T23">self</text:span></text:span><text:span text:style-name="Fuente_20_de_20_párrafo_20_predeter."><text:span text:style-name="T20">, </text:span></text:span><text:span text:style-name="Fuente_20_de_20_párrafo_20_predeter."><text:span text:style-name="T23">name</text:span></text:span><text:span text:style-name="Fuente_20_de_20_párrafo_20_predeter."><text:span text:style-name="T20">):</text:span></text:span></text:p>
      <text:p text:style-name="P48"><text:span text:style-name="Fuente_20_de_20_párrafo_20_predeter."><text:span text:style-name="T20">        </text:span></text:span><text:span text:style-name="Fuente_20_de_20_párrafo_20_predeter."><text:span text:style-name="T23">self</text:span></text:span><text:span text:style-name="Fuente_20_de_20_párrafo_20_predeter."><text:span text:style-name="T20">.</text:span></text:span><text:span text:style-name="Fuente_20_de_20_párrafo_20_predeter."><text:span text:style-name="T23">name</text:span></text:span><text:span text:style-name="Fuente_20_de_20_párrafo_20_predeter."><text:span text:style-name="T20"> </text:span></text:span><text:span text:style-name="Fuente_20_de_20_párrafo_20_predeter."><text:span text:style-name="T24">=</text:span></text:span><text:span text:style-name="Fuente_20_de_20_párrafo_20_predeter."><text:span text:style-name="T20"> </text:span></text:span><text:span text:style-name="Fuente_20_de_20_párrafo_20_predeter."><text:span text:style-name="T23">name</text:span></text:span></text:p>
      <text:p text:style-name="P48"><text:span text:style-name="Fuente_20_de_20_párrafo_20_predeter."><text:span text:style-name="T20">        </text:span></text:span><text:span text:style-name="Fuente_20_de_20_párrafo_20_predeter."><text:span text:style-name="T23">self</text:span></text:span><text:span text:style-name="Fuente_20_de_20_párrafo_20_predeter."><text:span text:style-name="T20">.</text:span></text:span><text:span text:style-name="Fuente_20_de_20_párrafo_20_predeter."><text:span text:style-name="T23">__element</text:span></text:span><text:span text:style-name="Fuente_20_de_20_párrafo_20_predeter."><text:span text:style-name="T20"> </text:span></text:span><text:span text:style-name="Fuente_20_de_20_párrafo_20_predeter."><text:span text:style-name="T24">=</text:span></text:span><text:span text:style-name="Fuente_20_de_20_párrafo_20_predeter."><text:span text:style-name="T20"> </text:span></text:span><text:span text:style-name="Fuente_20_de_20_párrafo_20_predeter."><text:span text:style-name="T23">self</text:span></text:span><text:span text:style-name="Fuente_20_de_20_párrafo_20_predeter."><text:span text:style-name="T20">.</text:span></text:span><text:span text:style-name="Fuente_20_de_20_párrafo_20_predeter."><text:span text:style-name="T22">__assignElement</text:span></text:span><text:span text:style-name="Fuente_20_de_20_párrafo_20_predeter."><text:span text:style-name="T20">()</text:span></text:span></text:p>
      <text:p text:style-name="P49">   </text:p>
      <text:p text:style-name="P48"><text:span text:style-name="Fuente_20_de_20_párrafo_20_predeter."><text:span text:style-name="T20">    </text:span></text:span><text:span text:style-name="Fuente_20_de_20_párrafo_20_predeter."><text:span text:style-name="T19">def</text:span></text:span><text:span text:style-name="Fuente_20_de_20_párrafo_20_predeter."><text:span text:style-name="T20"> </text:span></text:span><text:span text:style-name="Fuente_20_de_20_párrafo_20_predeter."><text:span text:style-name="T22">__assignElement</text:span></text:span><text:span text:style-name="Fuente_20_de_20_párrafo_20_predeter."><text:span text:style-name="T20">(</text:span></text:span><text:span text:style-name="Fuente_20_de_20_párrafo_20_predeter."><text:span text:style-name="T23">self</text:span></text:span><text:span text:style-name="Fuente_20_de_20_párrafo_20_predeter."><text:span text:style-name="T20">):</text:span></text:span></text:p>
      <text:p text:style-name="P48"><text:span text:style-name="Fuente_20_de_20_párrafo_20_predeter."><text:span text:style-name="T20">        </text:span></text:span><text:span text:style-name="Fuente_20_de_20_párrafo_20_predeter."><text:span text:style-name="T25">return</text:span></text:span><text:span text:style-name="Fuente_20_de_20_párrafo_20_predeter."><text:span text:style-name="T20"> </text:span></text:span><text:span text:style-name="Fuente_20_de_20_párrafo_20_predeter."><text:span text:style-name="T26">'water'</text:span></text:span></text:p>
      <text:p text:style-name="P49"/>
      <text:p text:style-name="P48"><text:span text:style-name="Fuente_20_de_20_párrafo_20_predeter."><text:span text:style-name="T20">    </text:span></text:span><text:span text:style-name="Fuente_20_de_20_párrafo_20_predeter."><text:span text:style-name="T22">@</text:span></text:span><text:span text:style-name="Fuente_20_de_20_párrafo_20_predeter."><text:span text:style-name="T21">property</text:span></text:span></text:p>
      <text:p text:style-name="P48"><text:span text:style-name="Fuente_20_de_20_párrafo_20_predeter."><text:span text:style-name="T20">    </text:span></text:span><text:span text:style-name="Fuente_20_de_20_párrafo_20_predeter."><text:span text:style-name="T19">def</text:span></text:span><text:span text:style-name="Fuente_20_de_20_párrafo_20_predeter."><text:span text:style-name="T20"> </text:span></text:span><text:span text:style-name="Fuente_20_de_20_párrafo_20_predeter."><text:span text:style-name="T23">element</text:span></text:span><text:span text:style-name="Fuente_20_de_20_párrafo_20_predeter."><text:span text:style-name="T20">(</text:span></text:span><text:span text:style-name="Fuente_20_de_20_párrafo_20_predeter."><text:span text:style-name="T23">self</text:span></text:span><text:span text:style-name="Fuente_20_de_20_párrafo_20_predeter."><text:span text:style-name="T20">):</text:span></text:span></text:p>
      <text:p text:style-name="P48"><text:span text:style-name="Fuente_20_de_20_párrafo_20_predeter."><text:span text:style-name="T20">        </text:span></text:span><text:span text:style-name="Fuente_20_de_20_párrafo_20_predeter."><text:span text:style-name="T25">return</text:span></text:span><text:span text:style-name="Fuente_20_de_20_párrafo_20_predeter."><text:span text:style-name="T20"> </text:span></text:span><text:span text:style-name="Fuente_20_de_20_párrafo_20_predeter."><text:span text:style-name="T23">self</text:span></text:span><text:span text:style-name="Fuente_20_de_20_párrafo_20_predeter."><text:span text:style-name="T20">.</text:span></text:span><text:span text:style-name="Fuente_20_de_20_párrafo_20_predeter."><text:span text:style-name="T23">__element</text:span></text:span></text:p>
      <text:p text:style-name="P49"/>
      <text:p text:style-name="P48"><text:span text:style-name="Fuente_20_de_20_párrafo_20_predeter."><text:span text:style-name="T20">    </text:span></text:span><text:span text:style-name="Fuente_20_de_20_párrafo_20_predeter."><text:span text:style-name="T22">@</text:span></text:span><text:span text:style-name="Fuente_20_de_20_párrafo_20_predeter."><text:span text:style-name="T23">element</text:span></text:span><text:span text:style-name="Fuente_20_de_20_párrafo_20_predeter."><text:span text:style-name="T22">.setter</text:span></text:span></text:p>
      <text:p text:style-name="P48"><text:span text:style-name="Fuente_20_de_20_párrafo_20_predeter."><text:span text:style-name="T20">    </text:span></text:span><text:span text:style-name="Fuente_20_de_20_párrafo_20_predeter."><text:span text:style-name="T19">def</text:span></text:span><text:span text:style-name="Fuente_20_de_20_párrafo_20_predeter."><text:span text:style-name="T20"> </text:span></text:span><text:span text:style-name="Fuente_20_de_20_párrafo_20_predeter."><text:span text:style-name="T23">setElement</text:span></text:span><text:span text:style-name="Fuente_20_de_20_párrafo_20_predeter."><text:span text:style-name="T20">(</text:span></text:span><text:span text:style-name="Fuente_20_de_20_párrafo_20_predeter."><text:span text:style-name="T23">self</text:span></text:span><text:span text:style-name="Fuente_20_de_20_párrafo_20_predeter."><text:span text:style-name="T20">, </text:span></text:span><text:span text:style-name="Fuente_20_de_20_párrafo_20_predeter."><text:span text:style-name="T23">newElement</text:span></text:span><text:span text:style-name="Fuente_20_de_20_párrafo_20_predeter."><text:span text:style-name="T20">):</text:span></text:span></text:p>
      <text:p text:style-name="P48"><text:span text:style-name="Fuente_20_de_20_párrafo_20_predeter."><text:span text:style-name="T20">        </text:span></text:span><text:span text:style-name="Fuente_20_de_20_párrafo_20_predeter."><text:span text:style-name="T25">if</text:span></text:span><text:span text:style-name="Fuente_20_de_20_párrafo_20_predeter."><text:span text:style-name="T20"> </text:span></text:span><text:span text:style-name="Fuente_20_de_20_párrafo_20_predeter."><text:span text:style-name="T22">isinstance</text:span></text:span><text:span text:style-name="Fuente_20_de_20_párrafo_20_predeter."><text:span text:style-name="T20">(</text:span></text:span><text:span text:style-name="Fuente_20_de_20_párrafo_20_predeter."><text:span text:style-name="T23">newElement</text:span></text:span><text:span text:style-name="Fuente_20_de_20_párrafo_20_predeter."><text:span text:style-name="T20">, </text:span></text:span><text:span text:style-name="Fuente_20_de_20_párrafo_20_predeter."><text:span text:style-name="T21">str</text:span></text:span><text:span text:style-name="Fuente_20_de_20_párrafo_20_predeter."><text:span text:style-name="T20">):</text:span></text:span></text:p>
      <text:p text:style-name="P48"><text:span text:style-name="Fuente_20_de_20_párrafo_20_predeter."><text:span text:style-name="T20">            </text:span></text:span><text:span text:style-name="Fuente_20_de_20_párrafo_20_predeter."><text:span text:style-name="T23">self</text:span></text:span><text:span text:style-name="Fuente_20_de_20_párrafo_20_predeter."><text:span text:style-name="T20">.</text:span></text:span><text:span text:style-name="Fuente_20_de_20_párrafo_20_predeter."><text:span text:style-name="T23">__element</text:span></text:span><text:span text:style-name="Fuente_20_de_20_párrafo_20_predeter."><text:span text:style-name="T20"> </text:span></text:span><text:span text:style-name="Fuente_20_de_20_párrafo_20_predeter."><text:span text:style-name="T24">=</text:span></text:span><text:span text:style-name="Fuente_20_de_20_párrafo_20_predeter."><text:span text:style-name="T20"> </text:span></text:span><text:span text:style-name="Fuente_20_de_20_párrafo_20_predeter."><text:span text:style-name="T23">newElement</text:span></text:span></text:p>
      <text:p text:style-name="P48"><text:span text:style-name="Fuente_20_de_20_párrafo_20_predeter."><text:span text:style-name="T20">        </text:span></text:span><text:span text:style-name="Fuente_20_de_20_párrafo_20_predeter."><text:span text:style-name="T25">else</text:span></text:span><text:span text:style-name="Fuente_20_de_20_párrafo_20_predeter."><text:span text:style-name="T20">:</text:span></text:span></text:p>
      <text:p text:style-name="P48"><text:span text:style-name="Fuente_20_de_20_párrafo_20_predeter."><text:span text:style-name="T20">            </text:span></text:span><text:span text:style-name="Fuente_20_de_20_párrafo_20_predeter."><text:span text:style-name="T22">print</text:span></text:span><text:span text:style-name="Fuente_20_de_20_párrafo_20_predeter."><text:span text:style-name="T20">(</text:span></text:span><text:span text:style-name="Fuente_20_de_20_párrafo_20_predeter."><text:span text:style-name="T26">'You must assign a String'</text:span></text:span><text:span text:style-name="Fuente_20_de_20_párrafo_20_predeter."><text:span text:style-name="T20">)</text:span></text:span></text:p>
      <text:p text:style-name="P49">   </text:p>
      <text:p text:style-name="P48"><text:span text:style-name="Fuente_20_de_20_párrafo_20_predeter."><text:span text:style-name="T20">    </text:span></text:span><text:span text:style-name="Fuente_20_de_20_párrafo_20_predeter."><text:span text:style-name="T22">@</text:span></text:span><text:span text:style-name="Fuente_20_de_20_párrafo_20_predeter."><text:span text:style-name="T23">element</text:span></text:span><text:span text:style-name="Fuente_20_de_20_párrafo_20_predeter."><text:span text:style-name="T22">.deleter</text:span></text:span></text:p>
      <text:p text:style-name="P48"><text:span text:style-name="Fuente_20_de_20_párrafo_20_predeter."><text:span text:style-name="T20">    </text:span></text:span><text:span text:style-name="Fuente_20_de_20_párrafo_20_predeter."><text:span text:style-name="T19">def</text:span></text:span><text:span text:style-name="Fuente_20_de_20_párrafo_20_predeter."><text:span text:style-name="T20"> </text:span></text:span><text:span text:style-name="Fuente_20_de_20_párrafo_20_predeter."><text:span text:style-name="T23">deleteElement</text:span></text:span><text:span text:style-name="Fuente_20_de_20_párrafo_20_predeter."><text:span text:style-name="T20">(</text:span></text:span><text:span text:style-name="Fuente_20_de_20_párrafo_20_predeter."><text:span text:style-name="T23">self</text:span></text:span><text:span text:style-name="Fuente_20_de_20_párrafo_20_predeter."><text:span text:style-name="T20">):</text:span></text:span></text:p>
      <text:p text:style-name="P48"><text:span text:style-name="Fuente_20_de_20_párrafo_20_predeter."><text:span text:style-name="T20">        </text:span></text:span><text:span text:style-name="Fuente_20_de_20_párrafo_20_predeter."><text:span text:style-name="T25">del</text:span></text:span><text:span text:style-name="Fuente_20_de_20_párrafo_20_predeter."><text:span text:style-name="T20"> </text:span></text:span><text:span text:style-name="Fuente_20_de_20_párrafo_20_predeter."><text:span text:style-name="T23">self</text:span></text:span><text:span text:style-name="Fuente_20_de_20_párrafo_20_predeter."><text:span text:style-name="T20">.</text:span></text:span><text:span text:style-name="Fuente_20_de_20_párrafo_20_predeter."><text:span text:style-name="T23">__element</text:span></text:span></text:p>
      <text:p text:style-name="P48"><text:span text:style-name="Fuente_20_de_20_párrafo_20_predeter."><text:span text:style-name="T20">        </text:span></text:span><text:span text:style-name="Fuente_20_de_20_párrafo_20_predeter."><text:span text:style-name="T22">print</text:span></text:span><text:span text:style-name="Fuente_20_de_20_párrafo_20_predeter."><text:span text:style-name="T20">(</text:span></text:span><text:span text:style-name="Fuente_20_de_20_párrafo_20_predeter."><text:span text:style-name="T26">'The element has been deleted'</text:span></text:span><text:span text:style-name="Fuente_20_de_20_párrafo_20_predeter."><text:span text:style-name="T20">)</text:span></text:span></text:p>
      <text:p text:style-name="P49"/>
      <text:p text:style-name="P48"><text:span text:style-name="Fuente_20_de_20_párrafo_20_predeter."><text:span text:style-name="T25">if</text:span></text:span><text:span text:style-name="Fuente_20_de_20_párrafo_20_predeter."><text:span text:style-name="T20"> </text:span></text:span><text:span text:style-name="Fuente_20_de_20_párrafo_20_predeter."><text:span text:style-name="T23">__name__</text:span></text:span><text:span text:style-name="Fuente_20_de_20_párrafo_20_predeter."><text:span text:style-name="T20"> </text:span></text:span><text:span text:style-name="Fuente_20_de_20_párrafo_20_predeter."><text:span text:style-name="T24">==</text:span></text:span><text:span text:style-name="Fuente_20_de_20_párrafo_20_predeter."><text:span text:style-name="T20"> </text:span></text:span><text:span text:style-name="Fuente_20_de_20_párrafo_20_predeter."><text:span text:style-name="T26">'__main__'</text:span></text:span><text:span text:style-name="Fuente_20_de_20_párrafo_20_predeter."><text:span text:style-name="T20">:</text:span></text:span></text:p>
      <text:p text:style-name="P49"/>
      <text:p text:style-name="P48"><text:span text:style-name="Fuente_20_de_20_párrafo_20_predeter."><text:span text:style-name="T20">    </text:span></text:span><text:span text:style-name="Fuente_20_de_20_párrafo_20_predeter."><text:span text:style-name="T23">camus</text:span></text:span><text:span text:style-name="Fuente_20_de_20_párrafo_20_predeter."><text:span text:style-name="T20"> </text:span></text:span><text:span text:style-name="Fuente_20_de_20_párrafo_20_predeter."><text:span text:style-name="T24">=</text:span></text:span><text:span text:style-name="Fuente_20_de_20_párrafo_20_predeter."><text:span text:style-name="T20"> </text:span></text:span><text:span text:style-name="Fuente_20_de_20_párrafo_20_predeter."><text:span text:style-name="T21">Personaje</text:span></text:span><text:span text:style-name="Fuente_20_de_20_párrafo_20_predeter."><text:span text:style-name="T20">(</text:span></text:span><text:span text:style-name="Fuente_20_de_20_párrafo_20_predeter."><text:span text:style-name="T26">'camus'</text:span></text:span><text:span text:style-name="Fuente_20_de_20_párrafo_20_predeter."><text:span text:style-name="T20">)</text:span></text:span></text:p>
      <text:p text:style-name="P48"><text:span text:style-name="Fuente_20_de_20_párrafo_20_predeter."><text:span text:style-name="T20">    </text:span></text:span><text:span text:style-name="Fuente_20_de_20_párrafo_20_predeter."><text:span text:style-name="T22">print</text:span></text:span><text:span text:style-name="Fuente_20_de_20_párrafo_20_predeter."><text:span text:style-name="T20">(</text:span></text:span><text:span text:style-name="Fuente_20_de_20_párrafo_20_predeter."><text:span text:style-name="T23">camus</text:span></text:span><text:span text:style-name="Fuente_20_de_20_párrafo_20_predeter."><text:span text:style-name="T20">.</text:span></text:span><text:span text:style-name="Fuente_20_de_20_párrafo_20_predeter."><text:span text:style-name="T23">name</text:span></text:span><text:span text:style-name="Fuente_20_de_20_párrafo_20_predeter."><text:span text:style-name="T20">)</text:span></text:span></text:p>
      <text:p text:style-name="P48"><text:span text:style-name="Fuente_20_de_20_párrafo_20_predeter."><text:span text:style-name="T20">    </text:span></text:span><text:span text:style-name="Fuente_20_de_20_párrafo_20_predeter."><text:span text:style-name="T22">print</text:span></text:span><text:span text:style-name="Fuente_20_de_20_párrafo_20_predeter."><text:span text:style-name="T20">(</text:span></text:span><text:span text:style-name="Fuente_20_de_20_párrafo_20_predeter."><text:span text:style-name="T23">camus</text:span></text:span><text:span text:style-name="Fuente_20_de_20_párrafo_20_predeter."><text:span text:style-name="T20">.</text:span></text:span><text:span text:style-name="Fuente_20_de_20_párrafo_20_predeter."><text:span text:style-name="T23">element</text:span></text:span><text:span text:style-name="Fuente_20_de_20_párrafo_20_predeter."><text:span text:style-name="T20">)</text:span></text:span></text:p>
      <text:p text:style-name="P49"/>
      <text:p text:style-name="P48"><text:span text:style-name="Fuente_20_de_20_párrafo_20_predeter."><text:span text:style-name="T20">    </text:span></text:span><text:span text:style-name="Fuente_20_de_20_párrafo_20_predeter."><text:span text:style-name="T23">camus</text:span></text:span><text:span text:style-name="Fuente_20_de_20_párrafo_20_predeter."><text:span text:style-name="T20">.</text:span></text:span><text:span text:style-name="Fuente_20_de_20_párrafo_20_predeter."><text:span text:style-name="T23">setElement</text:span></text:span><text:span text:style-name="Fuente_20_de_20_párrafo_20_predeter."><text:span text:style-name="T20"> </text:span></text:span><text:span text:style-name="Fuente_20_de_20_párrafo_20_predeter."><text:span text:style-name="T24">=</text:span></text:span><text:span text:style-name="Fuente_20_de_20_párrafo_20_predeter."><text:span text:style-name="T20"> </text:span></text:span><text:span text:style-name="Fuente_20_de_20_párrafo_20_predeter."><text:span text:style-name="T26">'fire'</text:span></text:span></text:p>
      <text:p text:style-name="P48"><text:span text:style-name="Fuente_20_de_20_párrafo_20_predeter."><text:span text:style-name="T20">    </text:span></text:span><text:span text:style-name="Fuente_20_de_20_párrafo_20_predeter."><text:span text:style-name="T22">print</text:span></text:span><text:span text:style-name="Fuente_20_de_20_párrafo_20_predeter."><text:span text:style-name="T20">(</text:span></text:span><text:span text:style-name="Fuente_20_de_20_párrafo_20_predeter."><text:span text:style-name="T23">camus</text:span></text:span><text:span text:style-name="Fuente_20_de_20_párrafo_20_predeter."><text:span text:style-name="T20">.</text:span></text:span><text:span text:style-name="Fuente_20_de_20_párrafo_20_predeter."><text:span text:style-name="T23">element</text:span></text:span><text:span text:style-name="Fuente_20_de_20_párrafo_20_predeter."><text:span text:style-name="T20">)</text:span></text:span></text:p>
      <text:p text:style-name="P49"/>
      <text:p text:style-name="P48"><text:span text:style-name="Fuente_20_de_20_párrafo_20_predeter."><text:span text:style-name="T20">    </text:span></text:span><text:span text:style-name="Fuente_20_de_20_párrafo_20_predeter."><text:span text:style-name="T25">del</text:span></text:span><text:span text:style-name="Fuente_20_de_20_párrafo_20_predeter."><text:span text:style-name="T20"> </text:span></text:span><text:span text:style-name="Fuente_20_de_20_párrafo_20_predeter."><text:span text:style-name="T23">camus</text:span></text:span><text:span text:style-name="Fuente_20_de_20_párrafo_20_predeter."><text:span text:style-name="T20">.</text:span></text:span><text:span text:style-name="Fuente_20_de_20_párrafo_20_predeter."><text:span text:style-name="T23">deleteElement</text:span></text:span></text:p>
      <text:p text:style-name="P48"><text:span text:style-name="Fuente_20_de_20_párrafo_20_predeter."><text:span text:style-name="T20">    </text:span></text:span><text:span text:style-name="Fuente_20_de_20_párrafo_20_predeter."><text:span text:style-name="T22">print</text:span></text:span><text:span text:style-name="Fuente_20_de_20_párrafo_20_predeter."><text:span text:style-name="T20">(</text:span></text:span><text:span text:style-name="Fuente_20_de_20_párrafo_20_predeter."><text:span text:style-name="T23">camus</text:span></text:span><text:span text:style-name="Fuente_20_de_20_párrafo_20_predeter."><text:span text:style-name="T20">.</text:span></text:span><text:span text:style-name="Fuente_20_de_20_párrafo_20_predeter."><text:span text:style-name="T23">element</text:span></text:span><text:span text:style-name="Fuente_20_de_20_párrafo_20_predeter."><text:span text:style-name="T20">) </text:span></text:span><text:span text:style-name="Fuente_20_de_20_párrafo_20_predeter."><text:span text:style-name="T27"># It throws an error when not finding attribute.</text:span></text:span></text:p>
      <text:p text:style-name="P45">ENCAPSULAMIENTO:</text:p>
      <text:list xml:id="list3753554604" text:style-name="L5">
        <text:list-item>
          <text:p text:style-name="P61">No hay restricción de datos como en JAVA. Se maneja por convención y se entiende que atributos o métodos con un guión bajo son protegidos, con doble guión bajo son privados.</text:p>
        </text:list-item>
        <text:list-item>
          <text:p text:style-name="P61">La restricción de métodos se relaciona con el encapsulamiento, agrupar un conjunto de datos, restringir los accesos de información a los usuarios de las clases y las sub clases.</text:p>
        </text:list-item>
      </text:list>
      <text:p text:style-name="Normal"><text:span text:style-name="Fuente_20_de_20_párrafo_20_predeter."><text:span text:style-name="T28">HERENCIA:</text:span></text:span></text:p>
      <text:list xml:id="list144705069124532" text:continue-numbering="true" text:style-name="L5">
        <text:list-item>
          <text:p text:style-name="P61">Sirve para crear gerarquías de clases y compartir atributos y comportamientos.</text:p>
        </text:list-item>
        <text:list-item>
          <text:p text:style-name="P60"><text:span text:style-name="Fuente_20_de_20_párrafo_20_predeter."><text:span text:style-name="T17">La sintaxis de herencia: </text:span></text:span><text:span text:style-name="Fuente_20_de_20_párrafo_20_predeter."><text:span text:style-name="T4">class &lt;Nombre_De_La_Clase&gt;(Superclase_que_extiende):</text:span></text:span></text:p>
        </text:list-item>
        <text:list-item>
          <text:p text:style-name="P61">La subclase hereda todos los atributos y métodos de la superclase.</text:p>
        </text:list-item>
        <text:list-item>
          <text:p text:style-name="P61"><text:soft-page-break/>No tiene acceso a las propiedas o métodos privados de esta, solo si existen getters y setters que lo permitan.</text:p>
        </text:list-item>
        <text:list-item>
          <text:p text:style-name="P61">Es mala práctica acceder directamente a atributos protegidos.</text:p>
        </text:list-item>
        <text:list-item>
          <text:p text:style-name="P60"><text:span text:style-name="Fuente_20_de_20_párrafo_20_predeter."><text:span text:style-name="T17">El constructor de una subclase llama al constructor de la super clase: </text:span></text:span><text:span text:style-name="Fuente_20_de_20_párrafo_20_predeter."><text:span text:style-name="T4">super().__init__(parametro1,…,…)</text:span></text:span></text:p>
        </text:list-item>
      </text:list>
      <text:p text:style-name="P46">POLIMORFISMO:</text:p>
      <text:list xml:id="list2118105533" text:style-name="L6">
        <text:list-item>
          <text:p text:style-name="P62">Poder modificar un método de una superclase y editarlo de forma que se comporte distinto en una subclase.</text:p>
        </text:list-item>
        <text:list-item>
          <text:p text:style-name="P62">Existen métodos del mismo nombre en clases diferentes, pero el desarrollo es distinto y al llamar al método de cada clase instanciada se ejecuta el que corresponda.</text:p>
        </text:list-item>
      </text:list>
      <text:p text:style-name="P53"><text:span text:style-name="Fuente_20_de_20_párrafo_20_predeter."><text:span text:style-name="T18"><draw:frame draw:style-name="fr2" draw:name="Imagen 6" text:anchor-type="as-char" svg:y="0cm" svg:width="8.114cm" style:rel-width="scale" svg:height="5.833cm" style:rel-height="scale" draw:z-index="5"><draw:image xlink:href="Pictures/10000000000001D9000001543EC7350DB2FF6878.png" xlink:type="simple" xlink:show="embed" xlink:actuate="onLoad" loext:mime-type="image/png"/></draw:frame></text:span></text:span></text:p>
      <text:p text:style-name="P51"/>
      <text:p text:style-name="P51"/>
      <text:p text:style-name="P51"/>
      <text:p text:style-name="P40"/>
      <text:p text:style-name="P44">COMPARACIÓN DE ALGORITMOS:</text:p>
      <text:p text:style-name="P39"/>
      <text:p text:style-name="P39">+ Se estima teniendo en cuenta cuando los valores llegan al infinito, el peor de los casos que se aplica a nuestro algoritmos. En Big O notation Solo importa el término mayor. Se estima solo la incognita para entender el análisis y se desestiman las constantes o valores menores.</text:p>
      <text:p text:style-name="P39"/>
      <text:p text:style-name="P39">En una función donde la incognita significa la cantidad de pasos del algoritmo como un loop “for i in N”</text:p>
      <text:p text:style-name="P39">Casos:</text:p>
      <text:p text:style-name="P39"/>
      <text:p text:style-name="Normal"><text:span text:style-name="Fuente_20_de_20_párrafo_20_predeter."><text:span text:style-name="T9">+Crecimiento constante y logarrítmico </text:span></text:span><text:span text:style-name="Fuente_20_de_20_párrafo_20_predeter."><text:span text:style-name="T12"><text:s/>SON LOS MEJORES</text:span></text:span></text:p>
      <text:p text:style-name="Normal"><text:span text:style-name="Fuente_20_de_20_párrafo_20_predeter."><text:span text:style-name="T9">Los algoritmos como </text:span></text:span><text:span text:style-name="Fuente_20_de_20_párrafo_20_predeter."><text:span text:style-name="T12">O(1) </text:span></text:span><text:span text:style-name="Fuente_20_de_20_párrafo_20_predeter."><text:span text:style-name="T9">y</text:span></text:span><text:span text:style-name="Fuente_20_de_20_párrafo_20_predeter."><text:span text:style-name="T12"> </text:span></text:span><text:span text:style-name="Fuente_20_de_20_párrafo_20_predeter."><text:span text:style-name="T9">los algoritmos logaritmos</text:span></text:span><text:span text:style-name="Fuente_20_de_20_párrafo_20_predeter."><text:span text:style-name="T12"> log n </text:span></text:span><text:span text:style-name="Fuente_20_de_20_párrafo_20_predeter."><text:span text:style-name="T9">son también los ideales para crecer y escalar. Son los usados por empresas como google en bases de datos aplicando la búsqueda binaria.</text:span></text:span></text:p>
      <text:p text:style-name="P39"/>
      <text:p text:style-name="P39"/>
      <text:p text:style-name="Normal"><text:span text:style-name="Fuente_20_de_20_párrafo_20_predeter."><text:span text:style-name="T9">+Crecimiento Lineal: </text:span></text:span><text:span text:style-name="Fuente_20_de_20_párrafo_20_predeter."><text:span text:style-name="T12">SON BUENOS, COMO PARA BUSCAR EN UNA LISTA RECORRIENDOLA HATA EL FINAL.</text:span></text:span></text:p>
      <text:p text:style-name="P39">Ley de suma: En una funciòn con dos bucles separados en base a una incognita da 2n. Lo que es una función de crecimiento lineal.</text:p>
      <text:p text:style-name="Normal"><text:span text:style-name="Fuente_20_de_20_párrafo_20_predeter."><text:span text:style-name="T9">+ </text:span></text:span><text:span text:style-name="Fuente_20_de_20_párrafo_20_predeter."><text:span text:style-name="T12"><text:s/></text:span></text:span><text:span text:style-name="Fuente_20_de_20_párrafo_20_predeter."><text:span text:style-name="T9">Algoritmo </text:span></text:span><text:span text:style-name="Fuente_20_de_20_párrafo_20_predeter."><text:span text:style-name="T12">n log n </text:span></text:span><text:span text:style-name="Fuente_20_de_20_párrafo_20_predeter."><text:span text:style-name="T9">no presenta un crecimiento muy grande pero va crecimiendo bastante a medida que se acerca al infinito. Implica que podemos dividir la búsqueda en pasos más chicos y más chicos pero hay una constante que no podemos eliminar.</text:span></text:span></text:p>
      <text:p text:style-name="P42"/>
      <text:p text:style-name="P42">Cuando los inputs no crecen mucho. No sirven para resolver problemas de google o dataset como el genóma humano.</text:p>
      <text:p text:style-name="Normal"><text:span text:style-name="Fuente_20_de_20_párrafo_20_predeter."><text:span text:style-name="T9">+Crecimiento cuadrático (polinomial): </text:span></text:span><text:span text:style-name="Fuente_20_de_20_párrafo_20_predeter."><text:span text:style-name="T12">SÓLO PARA PROBLEMAS MUY CHICOS.</text:span></text:span></text:p>
      <text:p text:style-name="P39">En un caso donde la incógnita se multipla a si misma ( n * n) <text:s/>se genera un crecimiento cuadrático.</text:p>
      <text:p text:style-name="P39">El mismo crecimiento se da con dos bucles for anidados. N²</text:p>
      <text:p text:style-name="Normal"><text:span text:style-name="Fuente_20_de_20_párrafo_20_predeter."><text:span text:style-name="T9">Es el caso del bubble sort.</text:span></text:span></text:p>
      <text:p text:style-name="P39"><text:soft-page-break/><text:tab/></text:p>
      <text:p text:style-name="P39"/>
      <text:p text:style-name="Normal"><text:span text:style-name="Fuente_20_de_20_párrafo_20_predeter."><text:span text:style-name="T9">+Crecimiento exponencial 2**n </text:span></text:span><text:span text:style-name="Fuente_20_de_20_párrafo_20_predeter."><text:span text:style-name="T12">NO SIRVEN</text:span></text:span></text:p>
      <text:p text:style-name="P39">En los casos de una función recursiva que hace dos llamados a si misma, o más aumentaría la base a 3 o 4, etc.</text:p>
      <text:p text:style-name="P39">No es algo escalable.</text:p>
      <text:p text:style-name="P39">“ Sirven como ejemplo teórico pero son algoritmos que no sirven por demorar demasiado con pocos datos, ejemplo100)</text:p>
      <text:p text:style-name="P39"/>
      <text:p text:style-name="P39"/>
      <text:p text:style-name="P39"/>
      <text:p text:style-name="Normal"><draw:frame draw:style-name="fr1" draw:name="Imagen7" text:anchor-type="paragraph" svg:y="0.556cm" svg:width="10.333cm" style:rel-width="scale" svg:height="7.191cm" style:rel-height="scale" draw:z-index="6"><draw:image xlink:href="Pictures/10000201000005B8000003FB4A1068764AA1FFE8.png" xlink:type="simple" xlink:show="embed" xlink:actuate="onLoad" loext:mime-type="image/png"/></draw:frame><text:span text:style-name="Fuente_20_de_20_párrafo_20_predeter."><text:span text:style-name="T10"/></text:span></text:p>
      <text:p text:style-name="P39"/>
      <text:p text:style-name="P41"/>
      <text:p text:style-name="P41"/>
      <text:p text:style-name="P41"/>
      <text:p text:style-name="P39"/>
      <text:p text:style-name="P41"/>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inherit" svg:font-family="inherit" style:font-family-generic="roman"/>
    <style:font-face style:name="Droid Sans Mono" svg:font-family="'Droid Sans Mono'"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Párrafo_20_de_20_lista" style:display-name="Párrafo de lista" style:family="paragraph" style:parent-style-name="Normal">
      <style:paragraph-properties fo:margin-left="1.27cm" fo:margin-right="0cm" fo:margin-top="0cm" fo:margin-bottom="0.282cm" loext:contextual-spacing="false" fo:line-height="102%" fo:hyphenation-ladder-count="no-limit" fo:text-indent="0cm" style:auto-text-indent="false" style:vertical-align="auto">
        <style:tab-stops/>
      </style:paragraph-properties>
      <style:text-properties style:font-name="Calibri" fo:font-family="Calibri" style:font-family-generic="swiss" style:font-pitch="variable" fo:font-size="11pt"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HTML_20_con_20_formato_20_previo" style:display-name="HTML con formato previo" style:family="paragraph" style:parent-style-name="Normal">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s" style:country-asian="AR" style:font-name-complex="Courier New" style:font-family-complex="'Courier New'" style:font-family-generic-complex="modern" style:font-pitch-complex="fixed" style:font-size-complex="10pt" style:language-complex="ar" style:country-complex="SA" fo:hyphenate="true" loext:hyphenation-no-caps="false"/>
    </style:style>
    <style:style style:name="Fuente_20_de_20_párrafo_20_predeter." style:display-name="Fuente de párrafo predeter." style:family="text"/>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s" style:country-asian="AR" style:font-name-complex="Courier New" style:font-family-complex="'Courier New'" style:font-family-generic-complex="modern" style:font-pitch-complex="fixed" style:font-size-complex="10pt" style:language-complex="ar" style:country-complex="SA"/>
    </style:style>
    <style:style style:name="Código_20_HTML" style:display-name="Código HTML" style:family="text" style:parent-style-name="Fuente_20_de_20_párrafo_20_predeter.">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ljs-comment" style:family="text" style:parent-style-name="Fuente_20_de_20_párrafo_20_predeter."/>
    <style:style style:name="WW_5f_CharLFO1LVL1" style:display-name="WW_CharLFO1LVL1" style:family="text">
      <style:text-properties style:font-name="Liberation Serif" fo:font-family="'Liberation Serif'" style:font-family-generic="roman"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1-18T15:52:00Z</meta:creation-date>
    <dc:date>2022-02-02T14:46:32.357421299</dc:date>
    <meta:editing-cycles>63</meta:editing-cycles>
    <meta:editing-duration>PT13H36M30S</meta:editing-duration>
    <meta:document-statistic meta:table-count="0" meta:image-count="9" meta:object-count="0" meta:page-count="24" meta:paragraph-count="703" meta:word-count="5187" meta:character-count="36955" meta:non-whitespace-character-count="29480"/>
    <meta:template xlink:type="simple" xlink:actuate="onRequest" xlink:title="" xlink:href="Normal.dotm"/>
  </office:meta>
</office:document-meta>
</file>